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2e8af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f0a7c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d70a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d852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ecf41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b1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ccb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dd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f2e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ffc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2d6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6b5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90d98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92120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a07c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a8e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2d6cf" officeooo:paragraph-rsid="39a2d6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9e15a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2a941b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4c9bde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4d0e7e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4ef54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50d3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7c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e04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5739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04a7a2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8138983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12260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427238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30b9d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26b8e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ab0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ca1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aca1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b7a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bb20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bd4a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c2d2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c485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ccfb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cfc1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d057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d5e9d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df9c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dfb8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e64fb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ee62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f1a0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f830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fc04c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fd66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006d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b3f06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9998272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402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5400c4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67ed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a42e4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89096a" officeooo:paragraph-rsid="3a0ce1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d554c" officeooo:paragraph-rsid="39b25d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138983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e9c0e6" officeooo:paragraph-rsid="399982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1d8525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e9c0e6" officeooo:paragraph-rsid="39998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9cf1d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30bfac1e"/>
    </style:style>
    <style:style style:name="T2" style:family="text">
      <style:text-properties style:font-name="標楷體1"/>
    </style:style>
    <style:style style:name="T3" style:family="text">
      <style:text-properties style:font-name="標楷體1" officeooo:rsid="30bfac1e"/>
    </style:style>
    <style:style style:name="T4" style:family="text">
      <style:text-properties style:font-name="標楷體1" officeooo:rsid="28d587db"/>
    </style:style>
    <style:style style:name="T5" style:family="text">
      <style:text-properties style:font-name="標楷體1" officeooo:rsid="392667ed"/>
    </style:style>
    <style:style style:name="T6" style:family="text">
      <style:text-properties style:font-name="標楷體1" officeooo:rsid="3926b8e5"/>
    </style:style>
    <style:style style:name="T7" style:family="text">
      <style:text-properties style:font-name="標楷體1" officeooo:rsid="3927ecba"/>
    </style:style>
    <style:style style:name="T8" style:family="text">
      <style:text-properties style:font-name="標楷體1" officeooo:rsid="3929fdd6"/>
    </style:style>
    <style:style style:name="T9" style:family="text">
      <style:text-properties style:font-name="標楷體1" officeooo:rsid="392de1df"/>
    </style:style>
    <style:style style:name="T10" style:family="text">
      <style:text-properties style:font-name="標楷體1" officeooo:rsid="392f8724"/>
    </style:style>
    <style:style style:name="T11" style:family="text">
      <style:text-properties style:font-name="標楷體1" officeooo:rsid="3930b9dd"/>
    </style:style>
    <style:style style:name="T12" style:family="text">
      <style:text-properties style:font-name="標楷體1" officeooo:rsid="3939efea"/>
    </style:style>
    <style:style style:name="T13" style:family="text">
      <style:text-properties style:font-name="標楷體1" officeooo:rsid="393a0108"/>
    </style:style>
    <style:style style:name="T14" style:family="text">
      <style:text-properties style:font-name="標楷體1" officeooo:rsid="393dbde9"/>
    </style:style>
    <style:style style:name="T15" style:family="text">
      <style:text-properties style:font-name="標楷體1" officeooo:rsid="394a42e4"/>
    </style:style>
    <style:style style:name="T16" style:family="text">
      <style:text-properties style:font-name="標楷體1" officeooo:rsid="394bd286"/>
    </style:style>
    <style:style style:name="T17" style:family="text">
      <style:text-properties style:font-name="標楷體1" officeooo:rsid="39525552"/>
    </style:style>
    <style:style style:name="T18" style:family="text">
      <style:text-properties style:font-name="標楷體1" style:text-underline-style="solid" style:text-underline-width="auto" style:text-underline-color="font-color" officeooo:rsid="3926b8e5"/>
    </style:style>
    <style:style style:name="T19" style:family="text">
      <style:text-properties style:font-name="標楷體1" officeooo:rsid="39741fc1"/>
    </style:style>
    <style:style style:name="T20" style:family="text">
      <style:text-properties style:font-name="標楷體1" officeooo:rsid="397f2487"/>
    </style:style>
    <style:style style:name="T21" style:family="text">
      <style:text-properties style:font-name="標楷體1" officeooo:rsid="398f5ef4"/>
    </style:style>
    <style:style style:name="T22" style:family="text">
      <style:text-properties style:font-name="標楷體1" officeooo:rsid="307d321c"/>
    </style:style>
    <style:style style:name="T23" style:family="text">
      <style:text-properties style:font-name="標楷體1" style:font-name-asian="標楷體1"/>
    </style:style>
    <style:style style:name="T24" style:family="text">
      <style:text-properties style:font-name="標楷體1" officeooo:rsid="37e217f4" style:font-name-asian="標楷體1"/>
    </style:style>
    <style:style style:name="T25" style:family="text">
      <style:text-properties style:font-name="標楷體1" officeooo:rsid="37c8a316" style:font-name-asian="標楷體1"/>
    </style:style>
    <style:style style:name="T26" style:family="text">
      <style:text-properties style:font-name="標楷體1" officeooo:rsid="37e57395" style:font-name-asian="標楷體1"/>
    </style:style>
    <style:style style:name="T27" style:family="text">
      <style:text-properties style:font-name="標楷體1" officeooo:rsid="37e6cc96" style:font-name-asian="標楷體1"/>
    </style:style>
    <style:style style:name="T28" style:family="text">
      <style:text-properties style:font-name="標楷體1" officeooo:rsid="37e706ba" style:font-name-asian="標楷體1"/>
    </style:style>
    <style:style style:name="T29" style:family="text">
      <style:text-properties style:font-name="標楷體1" officeooo:rsid="37e9c0e6" style:font-name-asian="標楷體1"/>
    </style:style>
    <style:style style:name="T30" style:family="text">
      <style:text-properties style:font-name="標楷體1" officeooo:rsid="37f43989" style:font-name-asian="標楷體1"/>
    </style:style>
    <style:style style:name="T31" style:family="text">
      <style:text-properties style:font-name="標楷體1" officeooo:rsid="37f252ea" style:font-name-asian="標楷體1"/>
    </style:style>
    <style:style style:name="T32" style:family="text">
      <style:text-properties style:font-name="標楷體1" officeooo:rsid="3800ef28" style:font-name-asian="標楷體1"/>
    </style:style>
    <style:style style:name="T33" style:family="text">
      <style:text-properties style:font-name="標楷體1" officeooo:rsid="38029659" style:font-name-asian="標楷體1"/>
    </style:style>
    <style:style style:name="T34" style:family="text">
      <style:text-properties style:font-name="標楷體1" officeooo:rsid="3804a7a2" style:font-name-asian="標楷體1"/>
    </style:style>
    <style:style style:name="T35" style:family="text">
      <style:text-properties style:font-name="標楷體1" officeooo:rsid="3a9d6363" style:font-name-asian="標楷體1"/>
    </style:style>
    <style:style style:name="T36" style:family="text">
      <style:text-properties style:font-name="標楷體1" officeooo:rsid="3562f46a" style:font-name-asian="標楷體1"/>
    </style:style>
    <style:style style:name="T37" style:family="text">
      <style:text-properties style:font-name="標楷體1" officeooo:rsid="3aa07168" style:font-name-asian="標楷體1"/>
    </style:style>
    <style:style style:name="T38" style:family="text">
      <style:text-properties style:font-name="標楷體1" officeooo:rsid="36b82d72" style:font-name-asian="標楷體1"/>
    </style:style>
    <style:style style:name="T39" style:family="text">
      <style:text-properties style:font-name="標楷體1" officeooo:rsid="3aa2d37c" style:font-name-asian="標楷體1"/>
    </style:style>
    <style:style style:name="T40" style:family="text">
      <style:text-properties style:font-name="標楷體1" officeooo:rsid="38167623" style:font-name-asian="標楷體1"/>
    </style:style>
    <style:style style:name="T41" style:family="text">
      <style:text-properties style:font-name="標楷體1" officeooo:rsid="38f73a66" style:font-name-asian="標楷體1"/>
    </style:style>
    <style:style style:name="T42" style:family="text">
      <style:text-properties style:font-name="標楷體1" officeooo:rsid="38197a44" style:font-name-asian="標楷體1" style:font-name-complex="Liberation Serif1"/>
    </style:style>
    <style:style style:name="T43" style:family="text">
      <style:text-properties style:font-name="標楷體1" officeooo:rsid="381e8cf6" style:font-name-asian="標楷體1"/>
    </style:style>
    <style:style style:name="T44" style:family="text">
      <style:text-properties style:font-name="標楷體1" officeooo:rsid="381cab5a" style:font-name-asian="標楷體1"/>
    </style:style>
    <style:style style:name="T45" style:family="text">
      <style:text-properties style:font-name="標楷體1" officeooo:rsid="381b2d52" style:font-name-asian="標楷體1"/>
    </style:style>
    <style:style style:name="T46" style:family="text">
      <style:text-properties style:font-name="標楷體1" officeooo:rsid="382fa090" style:font-name-asian="標楷體1"/>
    </style:style>
    <style:style style:name="T47" style:family="text">
      <style:text-properties style:font-name="標楷體1" officeooo:rsid="382a941b" style:font-name-asian="標楷體1"/>
    </style:style>
    <style:style style:name="T48" style:family="text">
      <style:text-properties style:font-name="標楷體1" officeooo:rsid="383a25b6" style:font-name-asian="標楷體1"/>
    </style:style>
    <style:style style:name="T49" style:family="text">
      <style:text-properties style:font-name="標楷體1" officeooo:rsid="36f0a7c4" style:font-name-asian="標楷體1"/>
    </style:style>
    <style:style style:name="T50" style:family="text">
      <style:text-properties style:font-name="標楷體1" officeooo:rsid="3781495a" style:font-name-asian="標楷體1"/>
    </style:style>
    <style:style style:name="T51" style:family="text">
      <style:text-properties style:font-name="標楷體1" officeooo:rsid="307d321c" style:font-name-asian="標楷體1"/>
    </style:style>
    <style:style style:name="T52" style:family="text">
      <style:text-properties style:font-name="標楷體1" officeooo:rsid="384c9bde" style:font-name-asian="標楷體1"/>
    </style:style>
    <style:style style:name="T53" style:family="text">
      <style:text-properties style:font-name="標楷體1" officeooo:rsid="385113b2" style:font-name-asian="標楷體1"/>
    </style:style>
    <style:style style:name="T54" style:family="text">
      <style:text-properties style:font-name="標楷體1" officeooo:rsid="3855f8d8" style:font-name-asian="標楷體1"/>
    </style:style>
    <style:style style:name="T55" style:family="text">
      <style:text-properties style:font-name="標楷體1" officeooo:rsid="3858c258" style:font-name-asian="標楷體1"/>
    </style:style>
    <style:style style:name="T56" style:family="text">
      <style:text-properties style:font-name="標楷體1" officeooo:rsid="3a1b8999" style:font-name-asian="標楷體1"/>
    </style:style>
    <style:style style:name="T57" style:family="text">
      <style:text-properties style:font-name="標楷體1" officeooo:rsid="3a198b67" style:font-name-asian="標楷體1"/>
    </style:style>
    <style:style style:name="T58" style:family="text">
      <style:text-properties style:font-name="標楷體1" officeooo:rsid="38138983" style:font-name-asian="標楷體1"/>
    </style:style>
    <style:style style:name="T59" style:family="text">
      <style:text-properties style:font-name="標楷體1" officeooo:rsid="3a2d70a5" style:font-name-asian="標楷體1"/>
    </style:style>
    <style:style style:name="T60" style:family="text">
      <style:text-properties style:font-name="標楷體1" officeooo:rsid="3a4ef54c" style:font-name-asian="標楷體1"/>
    </style:style>
    <style:style style:name="T61" style:family="text">
      <style:text-properties style:font-name="標楷體1" officeooo:rsid="3a32ca66" style:font-name-asian="標楷體1"/>
    </style:style>
    <style:style style:name="T62" style:family="text">
      <style:text-properties style:font-name="標楷體1" officeooo:rsid="3a31c8c5" style:font-name-asian="標楷體1"/>
    </style:style>
    <style:style style:name="T63" style:family="text">
      <style:text-properties style:font-name="標楷體1" officeooo:rsid="3a359655" style:font-name-asian="標楷體1"/>
    </style:style>
    <style:style style:name="T64" style:family="text">
      <style:text-properties style:font-name="標楷體1" officeooo:rsid="3a49d113" style:font-name-asian="標楷體1"/>
    </style:style>
    <style:style style:name="T65" style:family="text">
      <style:text-properties style:font-name="標楷體1" officeooo:rsid="3a4d0e7e" style:font-name-asian="標楷體1"/>
    </style:style>
    <style:style style:name="T66" style:family="text">
      <style:text-properties style:font-name="標楷體1" officeooo:rsid="3a2cfe10" style:font-name-asian="標楷體1"/>
    </style:style>
    <style:style style:name="T67" style:family="text">
      <style:text-properties style:font-name="標楷體1" officeooo:rsid="3a512260" style:font-name-asian="標楷體1"/>
    </style:style>
    <style:style style:name="T68" style:family="text">
      <style:text-properties style:font-name="標楷體1" officeooo:rsid="3a5231da" style:font-name-asian="標楷體1"/>
    </style:style>
    <style:style style:name="T69" style:family="text">
      <style:text-properties style:font-name="標楷體1" officeooo:rsid="3a57e8f9" style:font-name-asian="標楷體1"/>
    </style:style>
    <style:style style:name="T70" style:family="text">
      <style:text-properties style:font-name="標楷體1" officeooo:rsid="3a553a40" style:font-name-asian="標楷體1"/>
    </style:style>
    <style:style style:name="T71" style:family="text">
      <style:text-properties style:font-name="標楷體1" officeooo:rsid="3a564e11" style:font-name-asian="標楷體1"/>
    </style:style>
    <style:style style:name="T72" style:family="text">
      <style:text-properties style:font-name="標楷體1" officeooo:rsid="3a5400c4" style:font-name-asian="標楷體1"/>
    </style:style>
    <style:style style:name="T73" style:family="text">
      <style:text-properties style:font-name="標楷體1" officeooo:rsid="30905997" style:font-name-asian="標楷體1"/>
    </style:style>
    <style:style style:name="T74" style:family="text">
      <style:text-properties style:font-name="標楷體1" officeooo:rsid="3a585532" style:font-name-asian="標楷體1"/>
    </style:style>
    <style:style style:name="T75" style:family="text">
      <style:text-properties style:font-name="標楷體1" officeooo:rsid="3a5e87e3" style:font-name-asian="標楷體1"/>
    </style:style>
    <style:style style:name="T76" style:family="text">
      <style:text-properties style:font-name="標楷體1" officeooo:rsid="3a1d8525" style:font-name-asian="標楷體1"/>
    </style:style>
    <style:style style:name="T77" style:family="text">
      <style:text-properties style:font-name="標楷體1" officeooo:rsid="3a1ecf41" style:font-name-asian="標楷體1"/>
    </style:style>
    <style:style style:name="T78" style:family="text">
      <style:text-properties style:font-name="標楷體1" officeooo:rsid="391d7124" style:font-name-asian="標楷體1"/>
    </style:style>
    <style:style style:name="T79" style:family="text">
      <style:text-properties style:font-name="標楷體1" officeooo:rsid="3aa7f19d" style:font-name-asian="標楷體1"/>
    </style:style>
    <style:style style:name="T80" style:family="text">
      <style:text-properties style:font-name="標楷體1" officeooo:rsid="3aa8c7f5" style:font-name-asian="標楷體1"/>
    </style:style>
    <style:style style:name="T81" style:family="text">
      <style:text-properties style:font-name="標楷體1" officeooo:rsid="3aaf327c" style:font-name-asian="標楷體1"/>
    </style:style>
    <style:style style:name="T82" style:family="text">
      <style:text-properties style:font-name="標楷體1" officeooo:rsid="3aba83c8" style:font-name-asian="標楷體1"/>
    </style:style>
    <style:style style:name="T83" style:family="text">
      <style:text-properties style:font-name="標楷體1" officeooo:rsid="3ab5c1db" style:font-name-asian="標楷體1"/>
    </style:style>
    <style:style style:name="T84" style:family="text">
      <style:text-properties style:font-name="標楷體1" officeooo:rsid="3ab6e716" style:font-name-asian="標楷體1"/>
    </style:style>
    <style:style style:name="T85" style:family="text">
      <style:text-properties style:font-name="標楷體1" officeooo:rsid="3ab0e7f2" style:font-name-asian="標楷體1"/>
    </style:style>
    <style:style style:name="T86" style:family="text">
      <style:text-properties style:font-name="標楷體1" officeooo:rsid="3ab2b693" style:font-name-asian="標楷體1"/>
    </style:style>
    <style:style style:name="T87" style:family="text">
      <style:text-properties style:font-name="標楷體1" officeooo:rsid="3ab628f1" style:font-name-asian="標楷體1"/>
    </style:style>
    <style:style style:name="T88" style:family="text">
      <style:text-properties style:font-name="標楷體1" officeooo:rsid="393a0108" style:font-name-asian="標楷體1"/>
    </style:style>
    <style:style style:name="T89" style:family="text">
      <style:text-properties style:font-name="標楷體1" officeooo:rsid="3939efea" style:font-name-asian="標楷體1"/>
    </style:style>
    <style:style style:name="T90" style:family="text">
      <style:text-properties style:font-name="標楷體1" officeooo:rsid="388e6ff4" style:font-name-asian="標楷體1"/>
    </style:style>
    <style:style style:name="T91" style:family="text">
      <style:text-properties style:font-name="標楷體1" officeooo:rsid="133bbf48" style:font-name-asian="標楷體1"/>
    </style:style>
    <style:style style:name="T92" style:family="text">
      <style:text-properties style:font-name="標楷體1" officeooo:rsid="1c066305" style:font-name-asian="標楷體1"/>
    </style:style>
    <style:style style:name="T93" style:family="text">
      <style:text-properties style:font-name="標楷體1" officeooo:rsid="392667ed" style:font-name-asian="標楷體1"/>
    </style:style>
    <style:style style:name="T94" style:family="text">
      <style:text-properties style:font-name="標楷體1" officeooo:rsid="39f830e6" style:font-name-asian="標楷體1"/>
    </style:style>
    <style:style style:name="T95" style:family="text">
      <style:text-properties style:font-name="標楷體1" style:font-name-asian="Liberation Serif1" style:font-name-complex="Liberation Serif1"/>
    </style:style>
    <style:style style:name="T96" style:family="text">
      <style:text-properties style:font-name="標楷體1" officeooo:rsid="399ccb6e"/>
    </style:style>
    <style:style style:name="T97" style:family="text">
      <style:text-properties style:font-name="標楷體1" officeooo:rsid="39a10248"/>
    </style:style>
    <style:style style:name="T98" style:family="text">
      <style:text-properties style:font-name="標楷體1" officeooo:rsid="39a2d6cf"/>
    </style:style>
    <style:style style:name="T99" style:family="text">
      <style:text-properties style:font-name="標楷體1" officeooo:rsid="07ca52e4"/>
    </style:style>
    <style:style style:name="T100" style:family="text">
      <style:text-properties style:font-name="標楷體1" officeooo:rsid="39c67135"/>
    </style:style>
    <style:style style:name="T101" style:family="text">
      <style:text-properties style:font-name="標楷體1" officeooo:rsid="133bbf48"/>
    </style:style>
    <style:style style:name="T102" style:family="text">
      <style:text-properties style:font-name="標楷體1" officeooo:rsid="1c066305"/>
    </style:style>
    <style:style style:name="T103" style:family="text">
      <style:text-properties style:font-name="Arial1" officeooo:rsid="30905997" style:font-name-asian="Arial1"/>
    </style:style>
    <style:style style:name="T104" style:family="text">
      <style:text-properties style:font-name="Arial1" officeooo:rsid="133bbf48" style:font-name-asian="Arial1"/>
    </style:style>
    <style:style style:name="T105" style:family="text">
      <style:text-properties style:text-position="super 58%" style:font-name="標楷體1" officeooo:rsid="398f5ef4"/>
    </style:style>
    <style:style style:name="T106" style:family="text">
      <style:text-properties style:text-position="super 58%" style:font-name="標楷體1" officeooo:rsid="3a564e11" style:font-name-asian="標楷體1"/>
    </style:style>
    <style:style style:name="T107" style:family="text">
      <style:text-properties style:text-position="super 58%" style:font-name="標楷體1" officeooo:rsid="399b19e9"/>
    </style:style>
    <style:style style:name="T108" style:family="text">
      <style:text-properties style:text-position="super 58%" style:font-name="標楷體1" officeooo:rsid="39a10248"/>
    </style:style>
    <style:style style:name="T109" style:family="text">
      <style:text-properties style:text-position="super 58%" style:font-name="標楷體1" officeooo:rsid="39a7eb6e" style:font-name-asian="標楷體1"/>
    </style:style>
    <style:style style:name="T110" style:family="text">
      <style:text-properties officeooo:rsid="3c10c026"/>
    </style:style>
    <style:style style:name="T111" style:family="text">
      <style:text-properties style:font-name="標楷體" officeooo:rsid="397b946a" style:font-name-asian="標楷體"/>
    </style:style>
    <style:style style:name="T112" style:family="text">
      <style:text-properties style:font-name="標楷體" officeooo:rsid="37223fc0" style:font-name-asian="標楷體1"/>
    </style:style>
    <style:style style:name="T113" style:family="text">
      <style:text-properties fo:color="#1c1c1c" style:font-name="標楷體1" officeooo:rsid="3926b8e5"/>
    </style:style>
    <style:style style:name="T114" style:family="text">
      <style:text-properties fo:color="#1c1c1c" style:font-name="標楷體1" officeooo:rsid="3a4d0e7e" style:font-name-asian="標楷體1"/>
    </style:style>
    <style:style style:name="T115" style:family="text">
      <style:text-properties fo:color="#1c1c1c" style:font-name="標楷體1" officeooo:rsid="39dfb860" style:font-name-asian="標楷體1"/>
    </style:style>
    <style:style style:name="T116" style:family="text">
      <style:text-properties fo:color="#1c1c1c" officeooo:rsid="352e8af6" style:font-name-asian="標楷體1"/>
    </style:style>
    <style:style style:name="T117" style:family="text">
      <style:text-properties fo:color="#1c1c1c" style:text-underline-style="solid" style:text-underline-width="auto" style:text-underline-color="font-color" officeooo:rsid="352e8af6" style:font-name-asian="標楷體1"/>
    </style:style>
    <style:style style:name="T118" style:family="text">
      <style:text-properties fo:color="#1c1c1c" style:text-underline-style="solid" style:text-underline-width="auto" style:text-underline-color="font-color" officeooo:rsid="3a0402ee" style:font-name-asian="標楷體1"/>
    </style:style>
    <style:style style:name="T119" style:family="text">
      <style:text-properties fo:color="#1c1c1c" style:font-name="Liberation Serif" officeooo:rsid="39ad554c" style:font-name-asian="標楷體1"/>
    </style:style>
    <style:style style:name="T120" style:family="text">
      <style:text-properties fo:color="#1c1c1c" style:font-name="Liberation Serif" officeooo:rsid="39b6752a" style:font-name-asian="標楷體1"/>
    </style:style>
    <style:style style:name="T121" style:family="text">
      <style:text-properties fo:color="#1c1c1c" style:font-name="Liberation Serif" officeooo:rsid="1f03dfea" style:font-name-asian="標楷體1"/>
    </style:style>
    <style:style style:name="T122" style:family="text">
      <style:text-properties fo:color="#1c1c1c" style:font-name="Liberation Serif" style:text-underline-style="solid" style:text-underline-width="auto" style:text-underline-color="font-color" officeooo:rsid="1f03dfea" style:font-name-asian="標楷體1"/>
    </style:style>
    <style:style style:name="T123" style:family="text">
      <style:text-properties style:font-name-asian="標楷體1"/>
    </style:style>
    <style:style style:name="T124" style:family="text">
      <style:text-properties officeooo:rsid="352e8af6" style:font-name-asian="標楷體1"/>
    </style:style>
    <style:style style:name="T125" style:family="text">
      <style:text-properties officeooo:rsid="36f0a7c4" style:font-name-asian="標楷體1"/>
    </style:style>
    <style:style style:name="T126" style:family="text">
      <style:text-properties officeooo:rsid="36bb77f0" style:font-name-asian="標楷體1"/>
    </style:style>
    <style:style style:name="T127" style:family="text">
      <style:text-properties officeooo:rsid="383b09af" style:font-name-asian="標楷體1"/>
    </style:style>
    <style:style style:name="T128" style:family="text">
      <style:text-properties officeooo:rsid="3781495a" style:font-name-asian="標楷體1"/>
    </style:style>
    <style:style style:name="T129" style:family="text">
      <style:text-properties officeooo:rsid="3a32ca66" style:font-name-asian="標楷體1"/>
    </style:style>
    <style:style style:name="T130" style:family="text">
      <style:text-properties officeooo:rsid="3a2d70a5" style:font-name-asian="標楷體1"/>
    </style:style>
    <style:style style:name="T131" style:family="text">
      <style:text-properties officeooo:rsid="3a4d0e7e" style:font-name-asian="標楷體1"/>
    </style:style>
    <style:style style:name="T132" style:family="text">
      <style:text-properties officeooo:rsid="37e9c0e6" style:font-name-asian="標楷體1"/>
    </style:style>
    <style:style style:name="T133" style:family="text">
      <style:text-properties officeooo:rsid="3a512260" style:font-name-asian="標楷體1"/>
    </style:style>
    <style:style style:name="T134" style:family="text">
      <style:text-properties officeooo:rsid="3a1d8525" style:font-name-asian="標楷體1"/>
    </style:style>
    <style:style style:name="T135" style:family="text">
      <style:text-properties officeooo:rsid="3a1ecf41" style:font-name-asian="標楷體1"/>
    </style:style>
    <style:style style:name="T136" style:family="text">
      <style:text-properties officeooo:rsid="3906703c" style:font-name-asian="標楷體1"/>
    </style:style>
    <style:style style:name="T137" style:family="text">
      <style:text-properties officeooo:rsid="3aa7f19d" style:font-name-asian="標楷體1"/>
    </style:style>
    <style:style style:name="T138" style:family="text">
      <style:text-properties officeooo:rsid="3aaf327c" style:font-name-asian="標楷體1"/>
    </style:style>
    <style:style style:name="T139" style:family="text">
      <style:text-properties officeooo:rsid="388e6ff4" style:font-name-asian="標楷體1"/>
    </style:style>
    <style:style style:name="T140" style:family="text">
      <style:text-properties officeooo:rsid="37c8a316" style:font-name-asian="標楷體1"/>
    </style:style>
    <style:style style:name="T141" style:family="text">
      <style:text-properties officeooo:rsid="39f760e0" style:font-name-asian="標楷體1"/>
    </style:style>
    <style:style style:name="T142" style:family="text">
      <style:text-properties style:text-underline-style="solid" style:text-underline-width="auto" style:text-underline-color="font-color" officeooo:rsid="352e8af6" style:font-name-asian="標楷體1"/>
    </style:style>
    <style:style style:name="T143" style:family="text">
      <style:text-properties style:text-underline-style="solid" style:text-underline-width="auto" style:text-underline-color="font-color" officeooo:rsid="3a0402ee" style:font-name-asian="標楷體1"/>
    </style:style>
    <style:style style:name="T144" style:family="text">
      <style:text-properties style:text-underline-style="solid" style:text-underline-width="auto" style:text-underline-color="font-color" officeooo:rsid="1f03dfea" style:font-name-asian="標楷體1"/>
    </style:style>
    <style:style style:name="T145" style:family="text">
      <style:text-properties style:font-name="Liberation Serif1" officeooo:rsid="38197a44" style:font-name-asian="Liberation Serif1" style:font-name-complex="Liberation Serif1"/>
    </style:style>
    <style:style style:name="T146" style:family="text">
      <style:text-properties style:font-name="Liberation Serif1" officeooo:rsid="36f0a7c4" style:font-name-asian="Liberation Serif1" style:font-name-complex="Liberation Serif1"/>
    </style:style>
    <style:style style:name="T147" style:family="text">
      <style:text-properties style:font-name="Liberation Serif1" officeooo:rsid="384c9bde" style:font-name-asian="Liberation Serif1" style:font-name-complex="Liberation Serif1"/>
    </style:style>
    <style:style style:name="T148" style:family="text">
      <style:text-properties style:text-position="sub 58%" style:font-name="標楷體1" officeooo:rsid="38391f7e" style:font-name-asian="標楷體1"/>
    </style:style>
    <style:style style:name="T149" style:family="text">
      <style:text-properties style:text-position="sub 58%" style:font-name="標楷體1" officeooo:rsid="383a25b6" style:font-name-asian="標楷體1"/>
    </style:style>
    <style:style style:name="T150" style:family="text">
      <style:text-properties style:text-position="sub 58%" style:font-name="標楷體1" officeooo:rsid="384b1cfa" style:font-name-asian="標楷體1"/>
    </style:style>
    <style:style style:name="T151" style:family="text">
      <style:text-properties style:text-position="sub 58%" style:font-name="標楷體1" officeooo:rsid="384ed81e" style:font-name-asian="標楷體1"/>
    </style:style>
    <style:style style:name="T152" style:family="text">
      <style:text-properties style:text-position="sub 58%" style:font-name="標楷體1" officeooo:rsid="385113b2" style:font-name-asian="標楷體1"/>
    </style:style>
    <style:style style:name="T153" style:family="text">
      <style:text-properties style:text-position="sub 58%" style:font-name="標楷體1" officeooo:rsid="3a295472" style:font-name-asian="標楷體1"/>
    </style:style>
    <style:style style:name="T154" style:family="text">
      <style:text-properties style:text-position="sub 58%" style:font-name="標楷體1" officeooo:rsid="3a2cfe10" style:font-name-asian="標楷體1"/>
    </style:style>
    <style:style style:name="T155" style:family="text">
      <style:text-properties style:text-position="sub 58%" style:font-name="標楷體1" officeooo:rsid="3a389ae2" style:font-name-asian="標楷體1"/>
    </style:style>
    <style:style style:name="T156" style:family="text">
      <style:text-properties style:text-position="sub 58%" style:font-name="標楷體1" officeooo:rsid="3a333b68" style:font-name-asian="標楷體1"/>
    </style:style>
    <style:style style:name="T157" style:family="text">
      <style:text-properties style:text-position="sub 58%" style:font-name="標楷體1" officeooo:rsid="3a3b15ee" style:font-name-asian="標楷體1"/>
    </style:style>
    <style:style style:name="T158" style:family="text">
      <style:text-properties style:text-position="sub 58%" style:font-name="標楷體1" officeooo:rsid="3a3ba498" style:font-name-asian="標楷體1"/>
    </style:style>
    <style:style style:name="T159" style:family="text">
      <style:text-properties style:text-position="sub 58%" style:font-name="標楷體1" officeooo:rsid="3a415f92" style:font-name-asian="標楷體1"/>
    </style:style>
    <style:style style:name="T160" style:family="text">
      <style:text-properties style:text-position="sub 58%" style:font-name="標楷體1" officeooo:rsid="3a4d0e7e" style:font-name-asian="標楷體1"/>
    </style:style>
    <style:style style:name="T161" style:family="text">
      <style:text-properties style:text-position="sub 58%" style:font-name="標楷體1" officeooo:rsid="3a4ef54c" style:font-name-asian="標楷體1"/>
    </style:style>
    <style:style style:name="T162" style:family="text">
      <style:text-properties style:text-position="sub 58%" style:font-name="標楷體1" officeooo:rsid="3a43511a" style:font-name-asian="標楷體1"/>
    </style:style>
    <style:style style:name="T163" style:family="text">
      <style:text-properties style:text-position="sub 58%" style:font-name="標楷體1" officeooo:rsid="3a512260" style:font-name-asian="標楷體1"/>
    </style:style>
    <style:style style:name="T164" style:family="text">
      <style:text-properties style:text-position="sub 58%" style:font-name="標楷體1" officeooo:rsid="3a564e11" style:font-name-asian="標楷體1"/>
    </style:style>
    <style:style style:name="T165" style:family="text">
      <style:text-properties style:text-position="sub 58%" style:font-name="標楷體1" officeooo:rsid="3a5400c4" style:font-name-asian="標楷體1"/>
    </style:style>
    <style:style style:name="T166" style:family="text">
      <style:text-properties style:font-name="Liberation Serif"/>
    </style:style>
    <style:style style:name="T167" style:family="text">
      <style:text-properties fo:color="#010101" style:font-name="標楷體1" fo:font-size="6pt" officeooo:rsid="3a512260" style:font-name-asian="標楷體1" style:font-size-asian="6pt" style:font-size-complex="6pt"/>
    </style:style>
    <style:style style:name="T168" style:family="text">
      <style:text-properties fo:color="#010101" fo:font-size="6pt" officeooo:rsid="3a2d70a5" style:font-name-asian="標楷體1" style:font-size-asian="6pt" style:font-size-complex="6pt"/>
    </style:style>
    <style:style style:name="T169" style:family="text">
      <style:text-properties fo:color="#010101" fo:font-size="12pt" officeooo:rsid="3a2d70a5" style:font-name-asian="標楷體1" style:font-size-asian="12pt" style:font-size-complex="12pt"/>
    </style:style>
    <style:style style:name="T17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71" style:family="text">
      <style:text-properties style:font-name-asian="標楷體1"/>
    </style:style>
    <style:style style:name="T172" style:family="text">
      <style:text-properties officeooo:rsid="1f03dfea" style:font-name-asian="標楷體1"/>
    </style:style>
    <style:style style:name="T173" style:family="text">
      <style:text-properties officeooo:rsid="39b3f065" style:font-name-asian="標楷體1"/>
    </style:style>
    <style:style style:name="T174" style:family="text">
      <style:text-properties officeooo:rsid="39b4b1bf" style:font-name-asian="標楷體1"/>
    </style:style>
    <style:style style:name="T175" style:family="text">
      <style:text-properties officeooo:rsid="39b6752a" style:font-name-asian="標楷體1"/>
    </style:style>
    <style:style style:name="T176" style:family="text">
      <style:text-properties officeooo:rsid="388e6ff4" style:font-name-asian="標楷體1"/>
    </style:style>
    <style:style style:name="T177" style:family="text">
      <style:text-properties officeooo:rsid="37c8a316" style:font-name-asian="標楷體1"/>
    </style:style>
    <style:style style:name="T178" style:family="text">
      <style:text-properties officeooo:rsid="39df9c13" style:font-name-asian="標楷體1"/>
    </style:style>
    <style:style style:name="T179" style:family="text">
      <style:text-properties officeooo:rsid="39ea2250" style:font-name-asian="標楷體1"/>
    </style:style>
    <style:style style:name="T180" style:family="text">
      <style:text-properties officeooo:rsid="39f760e0" style:font-name-asian="標楷體1"/>
    </style:style>
    <style:style style:name="T181" style:family="text">
      <style:text-properties style:font-name="標楷體1" style:font-name-asian="標楷體1"/>
    </style:style>
    <style:style style:name="T182" style:family="text">
      <style:text-properties style:font-name="標楷體1" officeooo:rsid="3926b8e5" style:font-name-asian="標楷體1"/>
    </style:style>
    <style:style style:name="T183" style:family="text">
      <style:text-properties style:font-name="標楷體1" officeooo:rsid="39ad554c" style:font-name-asian="標楷體1"/>
    </style:style>
    <style:style style:name="T184" style:family="text">
      <style:text-properties style:font-name="標楷體1" officeooo:rsid="39c13ab5" style:font-name-asian="標楷體1"/>
    </style:style>
    <style:style style:name="T185" style:family="text">
      <style:text-properties style:font-name="標楷體1" officeooo:rsid="388e6ff4" style:font-name-asian="標楷體1"/>
    </style:style>
    <style:style style:name="T186" style:family="text">
      <style:text-properties style:font-name="標楷體1" officeooo:rsid="39dfb860" style:font-name-asian="標楷體1"/>
    </style:style>
    <style:style style:name="T187" style:family="text">
      <style:text-properties style:font-name="標楷體1" officeooo:rsid="39ea2250" style:font-name-asian="標楷體1"/>
    </style:style>
    <style:style style:name="T188" style:family="text">
      <style:text-properties style:font-name="標楷體1" officeooo:rsid="39f20671" style:font-name-asian="標楷體1"/>
    </style:style>
    <style:style style:name="T189" style:family="text">
      <style:text-properties style:font-name="標楷體1" officeooo:rsid="39f830e6" style:font-name-asian="標楷體1"/>
    </style:style>
    <style:style style:name="T190" style:family="text">
      <style:text-properties style:font-name="標楷體1" officeooo:rsid="39fca675" style:font-name-asian="標楷體1"/>
    </style:style>
    <style:style style:name="T191" style:family="text">
      <style:text-properties style:font-name="Liberation Serif" officeooo:rsid="37c8a316" style:font-name-asian="標楷體1"/>
    </style:style>
    <style:style style:name="T192" style:family="text">
      <style:text-properties style:font-name="Liberation Serif" officeooo:rsid="39ad554c" style:font-name-asian="標楷體1"/>
    </style:style>
    <style:style style:name="T193" style:family="text">
      <style:text-properties style:font-name="Liberation Serif" officeooo:rsid="1f03dfea" style:font-name-asian="標楷體1"/>
    </style:style>
    <style:style style:name="T194" style:family="text">
      <style:text-properties style:font-name="Liberation Serif" style:text-underline-style="solid" style:text-underline-width="auto" style:text-underline-color="font-color" officeooo:rsid="1f03dfea" style:font-name-asian="標楷體1"/>
    </style:style>
    <style:style style:name="T195" style:family="text">
      <style:text-properties officeooo:rsid="388e6ff4"/>
    </style:style>
    <style:style style:name="T196" style:family="text">
      <style:text-properties style:font-name="Liberation Serif1" officeooo:rsid="39fa054e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9749644" text:style-name="L1">
        <text:list-item>
          <text:p text:style-name="P1"><text:bookmark-start text:name="宗態譜"/>宗態譜<text:bookmark-end text:name="宗態譜"/></text:p>
          <text:list>
            <text:list-item>
              <text:p text:style-name="P79"><text:span text:style-name="T124">（宗態譜 的 相關描述在 </text:span><text:span text:style-name="T142">能量、儲量</text:span><text:span text:style-name="T124"> 文件群的 </text:span><text:span text:style-name="T142">相態</text:span><text:span text:style-name="T124"> 的 </text:span><text:span text:style-name="T142">宗態譜</text:span><text:span text:style-name="T124">）</text:span></text:p>
            </text:list-item>
            <text:list-item>
              <text:p text:style-name="P28"><text:span text:style-name="T125">第</text:span><text:span text:style-name="T24">a</text:span><text:span text:style-name="T125">層級宗態譜</text:span><text:span text:style-name="T25">。</text:span></text:p>
              <text:list>
                <text:list-item>
                  <text:p text:style-name="P88"><text:span text:style-name="T25">已知，</text:span><text:span text:style-name="T126">宗速運動頻率</text:span><text:span text:style-name="T25"> 越高，宗態譜的 層級 越高。</text:span></text:p>
                  <text:list>
                    <text:list-item>
                      <text:p text:style-name="P80"><text:span text:style-name="T25">（</text:span><text:span text:style-name="T126">宗速運動頻率</text:span><text:span text:style-name="T124"> 的 相關描述在 </text:span><text:span text:style-name="T142">能量、儲量</text:span><text:span text:style-name="T124"> 文件群的 </text:span><text:span text:style-name="T143">宗速</text:span><text:span text:style-name="T25">）</text:span></text:p>
                    </text:list-item>
                  </text:list>
                </text:list-item>
                <text:list-item>
                  <text:p text:style-name="P88"><text:span text:style-name="T25">已知，</text:span><text:span text:style-name="T126">宗速運動頻率</text:span><text:span text:style-name="T25"> 越高，前進速度 越慢。</text:span></text:p>
                </text:list-item>
                <text:list-item>
                  <text:p text:style-name="P88"><text:span text:style-name="T26">前進速度</text:span><text:span text:style-name="T25"> 越慢，宗態譜的 層級 越高。</text:span></text:p>
                  <text:list>
                    <text:list-item>
                      <text:p text:style-name="P28"><text:span text:style-name="T25">明顯例子，假定，某一特定水 在 </text:span><text:span text:style-name="T26">1大氣壓、攝氏10度 的 穩定、穩態 環境。</text:span></text:p>
                      <text:list>
                        <text:list-item>
                          <text:p text:style-name="P28"><text:span text:style-name="T26">假定，該水的 速度（相對於 地球，）是 </text:span><text:span text:style-name="T27">0（</text:span><text:span text:style-name="T28">m/s</text:span><text:span text:style-name="T27">）</text:span><text:span text:style-name="T26">。</text:span></text:p>
                          <text:list>
                            <text:list-item>
                              <text:p text:style-name="P39">假定，該水（相對於 地球，）靜止不動、在做靜止運動。</text:p>
                            </text:list-item>
                          </text:list>
                        </text:list-item>
                        <text:list-item>
                          <text:p text:style-name="P39">該水 是 液態水。</text:p>
                        </text:list-item>
                        <text:list-item>
                          <text:p text:style-name="P28"><text:span text:style-name="T29">假定，該水的 </text:span><text:span text:style-name="T26">速度</text:span><text:span text:style-name="T29"> 開始降低。</text:span></text:p>
                          <text:list>
                            <text:list-item>
                              <text:p text:style-name="P39">該水 開始（更加）緩慢的 移動、震動、運動。</text:p>
                            </text:list-item>
                            <text:list-item>
                              <text:p text:style-name="P39">其他個體 有機率認定，該水的 溫度 開始下降。</text:p>
                            </text:list-item>
                            <text:list-item>
                              <text:p text:style-name="P28"><text:span text:style-name="T26">假定，該水的 速度 相當於、映射到（溫度 的）攝氏</text:span><text:span text:style-name="T29">0度。</text:span></text:p>
                              <text:list>
                                <text:list-item>
                                  <text:p text:style-name="P40">該水（逐漸）變成 固態水。</text:p>
                                  <text:list>
                                    <text:list-item>
                                      <text:p text:style-name="P40">該水（逐漸，從 氣態水、液態水）變成 固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<text:span text:style-name="T26">假定，該水的 速度 相當於、映射到（溫度 的）絕對零</text:span><text:span text:style-name="T29">度（以下）。</text:span></text:p>
                              <text:list>
                                <text:list-item>
                                  <text:p text:style-name="P40">該水（逐漸）變成 空間態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假定，該水的 速度 開始提升。</text:p>
                          <text:list>
                            <text:list-item>
                              <text:p text:style-name="P39">該水 開始（更加）劇烈的 移動、震動、運動。</text:p>
                            </text:list-item>
                            <text:list-item>
                              <text:p text:style-name="P39">其他個體 有機率認定，該水的 溫度 開始上升。</text:p>
                            </text:list-item>
                            <text:list-item>
                              <text:p text:style-name="P28"><text:span text:style-name="T26">假定，該水的 速度 相當於、映射到（溫度 的）攝氏</text:span><text:span text:style-name="T29">100度。</text:span></text:p>
                              <text:list>
                                <text:list-item>
                                  <text:p text:style-name="P40">該水（逐漸）變成 氣態水、電漿態水。</text:p>
                                  <text:list>
                                    <text:list-item>
                                      <text:p text:style-name="P40">該水（逐漸，從 液態水）變成 氣態水、電漿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<text:span text:style-name="T26">假定，該水的 速度 相當於、映射到（溫度 的）某一特定溫度（以上）</text:span><text:span text:style-name="T29">。</text:span></text:p>
                              <text:list>
                                <text:list-item>
                                  <text:p text:style-name="P40">該水（逐漸）變成 波態水。</text:p>
                                  <text:list>
                                    <text:list-item>
                                      <text:p text:style-name="P92">該水（逐漸，從 電漿態水）變成 波態水。</text:p>
                                    </text:list-item>
                                    <text:list-item>
                                      <text:p text:style-name="P88"><text:span text:style-name="T29">該水（逐漸，從 電漿態</text:span><text:span text:style-name="T30">&lt;?2&gt;</text:span><text:span text:style-name="T29">水、粒子態</text:span><text:span text:style-name="T30">&lt;?2&gt;</text:span><text:span text:style-name="T29">水）變成 波態&lt;?</text:span><text:span text:style-name="T31">1&gt;</text:span><text:span text:style-name="T29">水。</text:span></text:p>
                                    </text:list-item>
                                    <text:list-item>
                                      <text:p text:style-name="P28"><text:span text:style-name="T29">波態水的 </text:span><text:span text:style-name="T26">速度</text:span><text:span text:style-name="T29"> 相依於 介質。</text:span></text:p>
                                      <text:list>
                                        <text:list-item>
                                          <text:p text:style-name="P28"><text:span text:style-name="T29">明顯例子，聲音的 </text:span><text:span text:style-name="T26">速度</text:span><text:span text:style-name="T29"> 相依於 空氣。</text:span></text:p>
                                          <text:list>
                                            <text:list-item>
                                              <text:p text:style-name="P40">明顯例子，音速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"><text:span text:style-name="T29">明顯例子，光的 </text:span><text:span text:style-name="T26">速度</text:span><text:span text:style-name="T29"> 相依於 空間。</text:span></text:p>
                                          <text:list>
                                            <text:list-item>
                                              <text:p text:style-name="P40">明顯例子，光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<text:span text:style-name="T29">明顯例子，假定，某一特定個體 是 第</text:span><text:span text:style-name="T32">a層級宗態個體。</text:span></text:p>
                      <text:list>
                        <text:list-item>
                          <text:p text:style-name="P28"><text:span text:style-name="T32">假定，該個體的 速率 變成 </text:span><text:span text:style-name="T33">0</text:span><text:span text:style-name="T34">（以下）</text:span><text:span text:style-name="T32">。</text:span></text:p>
                          <text:list>
                            <text:list-item>
                              <text:p text:style-name="P41">0以下 不是（人類 認定的）往反方向 跑、震動、運動。</text:p>
                            </text:list-item>
                            <text:list-item>
                              <text:p text:style-name="P28"><text:span text:style-name="T32">假定，該個體的 移動</text:span><text:span text:style-name="T35">速率</text:span><text:span text:style-name="T32">、震動速率、運動速率 變成 </text:span><text:span text:style-name="T33">0</text:span><text:span text:style-name="T34">（以下）</text:span><text:span text:style-name="T32">。</text:span></text:p>
                            </text:list-item>
                            <text:list-item>
                              <text:p text:style-name="P28"><text:span text:style-name="T32">假定，該個體</text:span><text:span text:style-name="T34">的 溫度 變成（人類 認定的）絕對零度（以下）</text:span><text:span text:style-name="T32">。</text:span></text:p>
                            </text:list-item>
                          </text:list>
                        </text:list-item>
                        <text:list-item>
                          <text:p text:style-name="P28"><text:span text:style-name="T32">該個體 變成 </text:span><text:span text:style-name="T29">第（</text:span><text:span text:style-name="T33">a+1</text:span><text:span text:style-name="T29">）</text:span><text:span text:style-name="T32">層級宗態個體。</text:span></text:p>
                          <text:list>
                            <text:list-item>
                              <text:p text:style-name="P88"><text:span text:style-name="T36">明顯例子，假定，某一特定個體 是 第</text:span><text:span text:style-name="T37">2</text:span><text:span text:style-name="T38">層級宗態個體、粒子態個體</text:span><text:span text:style-name="T32">。</text:span></text:p>
                              <text:list>
                                <text:list-item>
                                  <text:p text:style-name="P28"><text:span text:style-name="T32">假定，該個體的 速率 變成 </text:span><text:span text:style-name="T34">0（以下）。</text:span></text:p>
                                  <text:list>
                                    <text:list-item>
                                      <text:p text:style-name="P41">該個體的 溫度 變成（人類 認定的）絕對零度（以下）。</text:p>
                                    </text:list-item>
                                    <text:list-item>
                                      <text:p text:style-name="P88"><text:span text:style-name="T34">該個體 有機率變成 第</text:span><text:span text:style-name="T37">3</text:span><text:span text:style-name="T34">層級宗態個體、空間態個體、空間、&lt;?</text:span><text:span text:style-name="T39">3&gt;個體</text:span><text:span text:style-name="T3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29">明顯例子，假定，某一特定個體 是 第</text:span><text:span text:style-name="T32">a層級宗態個體</text:span><text:span text:style-name="T34">。</text:span></text:p>
                      <text:list>
                        <text:list-item>
                          <text:p text:style-name="P30"><text:span text:style-name="T32">假定，該個體的 前進速度 </text:span><text:span text:style-name="T145">≥</text:span><text:span text:style-name="T34"> 某一特定（宗態層級（會）-</text:span><text:span text:style-name="T40">1 的</text:span><text:span text:style-name="T34">）前進速度。</text:span></text:p>
                        </text:list-item>
                        <text:list-item>
                          <text:p text:style-name="P30"><text:span text:style-name="T32">該個體 變成 </text:span><text:span text:style-name="T29">第（</text:span><text:span text:style-name="T33">a-1</text:span><text:span text:style-name="T29">）</text:span><text:span text:style-name="T32">層級宗態個體</text:span><text:span text:style-name="T34">。</text:span></text:p>
                          <text:list>
                            <text:list-item>
                              <text:p text:style-name="P88"><text:span text:style-name="T36">明顯例子，假定，某一特定個體 是 第</text:span><text:span text:style-name="T41">2</text:span><text:span text:style-name="T38">層級宗態個體、粒子態個體</text:span><text:span text:style-name="T32">。</text:span></text:p>
                              <text:list>
                                <text:list-item>
                                  <text:p text:style-name="P28"><text:span text:style-name="T32">假定，該個體的 速度 </text:span><text:span text:style-name="T42">≥</text:span><text:span text:style-name="T34"> 某一特定（宗態層級(會</text:span><text:span text:style-name="T43">)</text:span><text:span text:style-name="T34">-</text:span><text:span text:style-name="T40">1 的</text:span><text:span text:style-name="T34">）速度。</text:span></text:p>
                                  <text:list>
                                    <text:list-item>
                                      <text:p text:style-name="P28"><text:span text:style-name="T34">該個體的 溫度 變成 某一特定（宗態層級</text:span><text:span text:style-name="T43">(</text:span><text:span text:style-name="T34">會</text:span><text:span text:style-name="T43">)</text:span><text:span text:style-name="T34">-</text:span><text:span text:style-name="T40">1 的</text:span><text:span text:style-name="T34">）溫度。</text:span></text:p>
                                    </text:list-item>
                                    <text:list-item>
                                      <text:p text:style-name="P89"><text:span text:style-name="T34">該個體 變成 第</text:span><text:span text:style-name="T41">1</text:span><text:span text:style-name="T23">層級宗態個體、波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<text:span text:style-name="T36">明顯例子，假定，某一特定個體 是 第</text:span><text:span text:style-name="T44">a</text:span><text:span text:style-name="T38">層級宗態個體</text:span><text:span text:style-name="T32">。</text:span></text:p>
                              <text:list>
                                <text:list-item>
                                  <text:p text:style-name="P28"><text:span text:style-name="T32">假定，該個體的 速度 </text:span><text:span text:style-name="T145">≥</text:span><text:span text:style-name="T34"> 某一特定（宗態層級</text:span><text:span text:style-name="T43">(</text:span><text:span text:style-name="T34">會</text:span><text:span text:style-name="T43">)</text:span><text:span text:style-name="T34">-</text:span><text:span text:style-name="T44">b</text:span><text:span text:style-name="T40"> 的</text:span><text:span text:style-name="T34">）速度。</text:span></text:p>
                                  <text:list>
                                    <text:list-item>
                                      <text:p text:style-name="P28"><text:span text:style-name="T34">該個體的 溫度 變成 某一特定（宗態層級</text:span><text:span text:style-name="T43">(</text:span><text:span text:style-name="T34">會</text:span><text:span text:style-name="T43">)</text:span><text:span text:style-name="T34">-</text:span><text:span text:style-name="T44">b</text:span><text:span text:style-name="T40"> 的</text:span><text:span text:style-name="T34">）溫度。</text:span></text:p>
                                    </text:list-item>
                                    <text:list-item>
                                      <text:p text:style-name="P30"><text:span text:style-name="T34">該個體 變成 第（</text:span><text:span text:style-name="T44">a</text:span><text:span text:style-name="T45">-</text:span><text:span text:style-name="T44">b</text:span><text:span text:style-name="T34">）</text:span><text:span text:style-name="T23">層級宗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假定，某一特定個體 蘊含的 某一特定頻率。</text:p>
              <text:list>
                <text:list-item>
                  <text:p text:style-name="P30"><text:span text:style-name="T23">假定，使用傅立葉轉換得知，該個體的</text:span><text:span text:style-name="T126">宗速運動頻率</text:span><text:span text:style-name="T23">組成是</text:span><text:span text:style-name="T46">f</text:span><text:span text:style-name="T148">a</text:span><text:span text:style-name="T47">（Hz）、</text:span><text:span text:style-name="T46">f</text:span><text:span text:style-name="T148">b</text:span><text:span text:style-name="T47">（Hz）、</text:span><text:span text:style-name="T46">f</text:span><text:span text:style-name="T148">c</text:span><text:span text:style-name="T47">（Hz）</text:span><text:span text:style-name="T23">。</text:span></text:p>
                  <text:list>
                    <text:list-item>
                      <text:p text:style-name="P31"><text:span text:style-name="T23">該個體 是由 </text:span><text:span text:style-name="T46">f</text:span><text:span text:style-name="T148">a</text:span><text:span text:style-name="T23">（Hz）、</text:span><text:span text:style-name="T46">f</text:span><text:span text:style-name="T148">b</text:span><text:span text:style-name="T23">（Hz）、</text:span><text:span text:style-name="T46">f</text:span><text:span text:style-name="T148">c</text:span><text:span text:style-name="T23">（Hz）的 波 組成、加總而成。</text:span></text:p>
                      <text:list>
                        <text:list-item>
                          <text:p text:style-name="P31"><text:span text:style-name="T23">假定，</text:span><text:span text:style-name="T46">f</text:span><text:span text:style-name="T149">a</text:span><text:span text:style-name="T23">（Hz）波 是 第</text:span><text:span text:style-name="T48">a層級宗態譜個體</text:span><text:span text:style-name="T23">。</text:span></text:p>
                        </text:list-item>
                        <text:list-item>
                          <text:p text:style-name="P31"><text:span text:style-name="T23">假定，</text:span><text:span text:style-name="T46">f</text:span><text:span text:style-name="T149">b</text:span><text:span text:style-name="T23">（Hz）波 是 第</text:span><text:span text:style-name="T48">b層級宗態譜個體</text:span><text:span text:style-name="T23">。</text:span></text:p>
                        </text:list-item>
                        <text:list-item>
                          <text:p text:style-name="P31"><text:span text:style-name="T23">假定，</text:span><text:span text:style-name="T46">f</text:span><text:span text:style-name="T149">c</text:span><text:span text:style-name="T23">（Hz）波 是 第</text:span><text:span text:style-name="T48">c層級宗態譜個體</text:span><text:span text:style-name="T23">。</text:span></text:p>
                        </text:list-item>
                      </text:list>
                    </text:list-item>
                    <text:list-item>
                      <text:p text:style-name="P31"><text:span text:style-name="T123">明顯例子，假定，</text:span><text:span text:style-name="T127">該個體 是 某一特定水</text:span><text:span text:style-name="T123">。</text:span></text:p>
                      <text:list>
                        <text:list-item>
                          <text:p text:style-name="P31"><text:span text:style-name="T23">假定，</text:span><text:span text:style-name="T46">f</text:span><text:span text:style-name="T149">a</text:span><text:span text:style-name="T23">（Hz）波 是 </text:span><text:span text:style-name="T125">液態水</text:span><text:span text:style-name="T23">。</text:span></text:p>
                        </text:list-item>
                        <text:list-item>
                          <text:p text:style-name="P31"><text:span text:style-name="T23">假定，</text:span><text:span text:style-name="T46">f</text:span><text:span text:style-name="T149">b</text:span><text:span text:style-name="T23">（Hz）波 是 </text:span><text:span text:style-name="T125">淺</text:span><text:span text:style-name="T128">橙</text:span><text:span text:style-name="T125">光型態水</text:span><text:span text:style-name="T23">。</text:span></text:p>
                        </text:list-item>
                        <text:list-item>
                          <text:p text:style-name="P31"><text:span text:style-name="T23">假定，</text:span><text:span text:style-name="T46">f</text:span><text:span text:style-name="T149">c</text:span><text:span text:style-name="T23">（Hz）波 是 </text:span><text:span text:style-name="T112">γ光</text:span><text:span text:style-name="T125">型態水</text:span><text:span text:style-name="T23">。</text:span></text:p>
                        </text:list-item>
                      </text:list>
                    </text:list-item>
                    <text:list-item>
                      <text:p text:style-name="P31"><text:span text:style-name="T123">明顯例子，假定，</text:span><text:span text:style-name="T127">該個體 是 某一特定水</text:span><text:span text:style-name="T123">。</text:span></text:p>
                      <text:list>
                        <text:list-item>
                          <text:p text:style-name="P31"><text:span text:style-name="T23">假定，</text:span><text:span text:style-name="T46">f</text:span><text:span text:style-name="T149">a</text:span><text:span text:style-name="T23">（Hz）波 是 </text:span><text:span text:style-name="T125">高溫液態譜水</text:span><text:span text:style-name="T23">。</text:span></text:p>
                        </text:list-item>
                        <text:list-item>
                          <text:p text:style-name="P31"><text:span text:style-name="T23">假定，</text:span><text:span text:style-name="T46">f</text:span><text:span text:style-name="T149">b</text:span><text:span text:style-name="T23">（Hz）波 是 </text:span><text:span text:style-name="T125">淺</text:span><text:span text:style-name="T128">橙</text:span><text:span text:style-name="T125">光型態譜水</text:span><text:span text:style-name="T23">。</text:span></text:p>
                        </text:list-item>
                        <text:list-item>
                          <text:p text:style-name="P31"><text:span text:style-name="T23">假定，</text:span><text:span text:style-name="T46">f</text:span><text:span text:style-name="T149">c</text:span><text:span text:style-name="T23">（Hz）波 是 </text:span><text:span text:style-name="T112">γ光</text:span><text:span text:style-name="T49">型態譜水</text:span><text:span text:style-name="T23">。</text:span></text:p>
                        </text:list-item>
                        <text:list-item>
                          <text:p text:style-name="P31"><text:span text:style-name="T23">其他個體 有機率認定，該個體 是 </text:span><text:span text:style-name="T125">高溫液態譜水。</text:span></text:p>
                        </text:list-item>
                        <text:list-item>
                          <text:p text:style-name="P31"><text:span text:style-name="T23">其他個體 有機率認定，該個體 是 </text:span><text:span text:style-name="T125">淺</text:span><text:span text:style-name="T128">橙</text:span><text:span text:style-name="T125">光型態譜水。</text:span></text:p>
                        </text:list-item>
                        <text:list-item>
                          <text:p text:style-name="P31"><text:span text:style-name="T23">其他個體 有機率認定，該個體 是 </text:span><text:span text:style-name="T112">γ光</text:span><text:span text:style-name="T49">型態譜</text:span><text:span text:style-name="T125">水。</text:span></text:p>
                        </text:list-item>
                        <text:list-item>
                          <text:p text:style-name="P31"><text:span text:style-name="T23">其他個體 有機率認定，該個體 是（</text:span><text:span text:style-name="T125">高溫液、淺</text:span><text:span text:style-name="T128">橙</text:span><text:span text:style-name="T125">光型</text:span><text:span text:style-name="T49">）態譜</text:span><text:span text:style-name="T125">複合型水</text:span><text:span text:style-name="T23">。</text:span></text:p>
                        </text:list-item>
                        <text:list-item>
                          <text:p text:style-name="P31"><text:span text:style-name="T23">其他個體 有機率認定，該個體 是（</text:span><text:span text:style-name="T125">高溫液、</text:span><text:span text:style-name="T112">γ光</text:span><text:span text:style-name="T49">型）態譜</text:span><text:span text:style-name="T125">複合型水</text:span><text:span text:style-name="T23">。</text:span></text:p>
                        </text:list-item>
                        <text:list-item>
                          <text:p text:style-name="P31"><text:span text:style-name="T23">其他個體 有機率認定，該個體 是（</text:span><text:span text:style-name="T125">淺</text:span><text:span text:style-name="T128">橙</text:span><text:span text:style-name="T125">光型、</text:span><text:span text:style-name="T112">γ光</text:span><text:span text:style-name="T49">型）態譜</text:span><text:span text:style-name="T125">複合型水</text:span><text:span text:style-name="T23">。</text:span></text:p>
                          <text:list>
                            <text:list-item>
                              <text:p text:style-name="P31"><text:span text:style-name="T125">其他個體 有機率認定，該個體 是</text:span><text:span text:style-name="T23">（</text:span><text:span text:style-name="T125">淺</text:span><text:span text:style-name="T128">橙</text:span><text:span text:style-name="T125">光型、</text:span><text:span text:style-name="T112">γ光</text:span><text:span text:style-name="T49">型）三象性</text:span><text:span text:style-name="T125">。</text:span></text:p>
                            </text:list-item>
                            <text:list-item>
                              <text:p text:style-name="P31"><text:span text:style-name="T23">（</text:span><text:span text:style-name="T49">淺</text:span><text:span text:style-name="T50">橙</text:span><text:span text:style-name="T49">光型、</text:span><text:span text:style-name="T112">γ光</text:span><text:span text:style-name="T49">型）二象性</text:span><text:span text:style-name="T51"> </text:span><text:span text:style-name="T103">↔</text:span><text:span text:style-name="T51"> 波粒二象性</text:span><text:span text:style-name="T49">。</text:span></text:p>
                            </text:list-item>
                          </text:list>
                        </text:list-item>
                        <text:list-item>
                          <text:p text:style-name="P31"><text:span text:style-name="T23">其他個體 有機率認定，該個體 是（</text:span><text:span text:style-name="T125">高溫液、淺</text:span><text:span text:style-name="T128">橙</text:span><text:span text:style-name="T125">光型、</text:span><text:span text:style-name="T112">γ光</text:span><text:span text:style-name="T49">型）態譜</text:span><text:span text:style-name="T125">複合型水。</text:span></text:p>
                          <text:list>
                            <text:list-item>
                              <text:p text:style-name="P31"><text:span text:style-name="T125">其他個體 有機率認定，該個體 是</text:span><text:span text:style-name="T23">（</text:span><text:span text:style-name="T125">高溫液、淺</text:span><text:span text:style-name="T128">橙</text:span><text:span text:style-name="T125">光型、</text:span><text:span text:style-name="T112">γ光</text:span><text:span text:style-name="T49">型）三象性</text:span><text:span text:style-name="T125">。</text:span></text:p>
                              <text:list>
                                <text:list-item>
                                  <text:p text:style-name="P31"><text:span text:style-name="T23">（</text:span><text:span text:style-name="T125">高溫液、淺</text:span><text:span text:style-name="T128">橙</text:span><text:span text:style-name="T125">光型、</text:span><text:span text:style-name="T112">γ光</text:span><text:span text:style-name="T49">型）三象性</text:span><text:span text:style-name="T51"> </text:span><text:span text:style-name="T103">↔</text:span><text:span text:style-name="T51"> 波粒二象性</text:span><text:span text:style-name="T125">。</text:span></text:p>
                                </text:list-item>
                              </text:list>
                            </text:list-item>
                            <text:list-item>
                              <text:p text:style-name="P2">其他個體 有機率認定，該個體 同時存在 波、粒子 的 特徵、特性、性質。</text:p>
                              <text:list>
                                <text:list-item>
                                  <text:p text:style-name="P2">其他個體 有機率認定，該個體 同時存在 能量、物質 的 特徵、特性、性質。</text:p>
                                </text:list-item>
                                <text:list-item>
                                  <text:p text:style-name="P2">其他個體 有機率認定，該個體 同時存在 液體、可見光、不可見光 的 特徵。</text:p>
                                </text:list-item>
                                <text:list-item>
                                  <text:p text:style-name="P31"><text:span text:style-name="T125">其他個體 有機率認定，該個體 同時存在 高溫液、淺</text:span><text:span text:style-name="T128">橙</text:span><text:span text:style-name="T125">光、</text:span><text:span text:style-name="T112">γ光</text:span><text:span text:style-name="T125"> 的</text:span><text:span text:style-name="T112"> </text:span><text:span text:style-name="T125">特徵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23">假定，使用 傅立葉轉換 得知，該個體的 </text:span><text:span text:style-name="T126">宗速運動頻率</text:span><text:span text:style-name="T23">組成 是（</text:span><text:span text:style-name="T46">f</text:span><text:span text:style-name="T150">1</text:span><text:span text:style-name="T47">~</text:span><text:span text:style-name="T46">f</text:span><text:span text:style-name="T150">n</text:span><text:span text:style-name="T47">）（Hz）</text:span><text:span text:style-name="T23">。</text:span></text:p>
                  <text:list>
                    <text:list-item>
                      <text:p text:style-name="P30"><text:span text:style-name="T49">使用 傅立葉轉換 得知，該個體的 </text:span><text:span text:style-name="T126">宗速運動頻率</text:span><text:span text:style-name="T49">組成 是（</text:span><text:span text:style-name="T46">f</text:span><text:span text:style-name="T150">1</text:span><text:span text:style-name="T47">、</text:span><text:span text:style-name="T46">f</text:span><text:span text:style-name="T150">2</text:span><text:span text:style-name="T47">、…、</text:span><text:span text:style-name="T46">f</text:span><text:span text:style-name="T150">n</text:span><text:span text:style-name="T47">）（Hz）</text:span><text:span text:style-name="T49">。</text:span></text:p>
                      <text:list>
                        <text:list-item>
                          <text:p text:style-name="P32"><text:span text:style-name="T146">∞</text:span><text:span text:style-name="T49"> &gt; n </text:span><text:span text:style-name="T146">≥</text:span><text:span text:style-name="T49"> 1。</text:span></text:p>
                        </text:list-item>
                      </text:list>
                    </text:list-item>
                    <text:list-item>
                      <text:p text:style-name="P30"><text:span text:style-name="T47">該個體 是由 </text:span><text:span text:style-name="T46">f</text:span><text:span text:style-name="T151">1</text:span><text:span text:style-name="T47">（Hz）、</text:span><text:span text:style-name="T46">f</text:span><text:span text:style-name="T151">2</text:span><text:span text:style-name="T47">（Hz）、…、</text:span><text:span text:style-name="T46">f</text:span><text:span text:style-name="T151">n</text:span><text:span text:style-name="T47">（Hz）的 波 組成、加總而成</text:span><text:span text:style-name="T49">。</text:span></text:p>
                      <text:list>
                        <text:list-item>
                          <text:p text:style-name="P30"><text:span text:style-name="T47">假定，</text:span><text:span text:style-name="T46">f</text:span><text:span text:style-name="T152">i</text:span><text:span text:style-name="T47">（Hz）波 是 第</text:span><text:span text:style-name="T48">a</text:span><text:span text:style-name="T152">i</text:span><text:span text:style-name="T48">層級宗態譜個體</text:span><text:span text:style-name="T49">。</text:span></text:p>
                          <text:list>
                            <text:list-item>
                              <text:p text:style-name="P30"><text:span text:style-name="T49">n </text:span><text:span text:style-name="T147">≥</text:span><text:span text:style-name="T52"> </text:span><text:span text:style-name="T53">i</text:span><text:span text:style-name="T49"> </text:span><text:span text:style-name="T147">≥</text:span><text:span text:style-name="T52"> 1</text:span><text:span text:style-name="T49">。</text:span></text:p>
                            </text:list-item>
                            <text:list-item>
                              <text:p text:style-name="P30"><text:span text:style-name="T48">a</text:span><text:span text:style-name="T152">n</text:span><text:span text:style-name="T49"> </text:span><text:span text:style-name="T147">≥</text:span><text:span text:style-name="T52"> </text:span><text:span text:style-name="T48">a</text:span><text:span text:style-name="T152">i</text:span><text:span text:style-name="T49"> </text:span><text:span text:style-name="T147">≥</text:span><text:span text:style-name="T52"> </text:span><text:span text:style-name="T48">a</text:span><text:span text:style-name="T152">u</text:span><text:span text:style-name="T49">。</text:span></text:p>
                              <text:list>
                                <text:list-item>
                                  <text:p text:style-name="P30"><text:span text:style-name="T48">a</text:span><text:span text:style-name="T152">n</text:span><text:span text:style-name="T53">、</text:span><text:span text:style-name="T48">a</text:span><text:span text:style-name="T152">u</text:span><text:span text:style-name="T53"> 是 某一特定數值</text:span><text:span text:style-name="T4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<text:span text:style-name="T47">其他個體 有機率認定，該個體 是 第</text:span><text:span text:style-name="T49">（</text:span><text:span text:style-name="T54">a</text:span><text:span text:style-name="T150">1</text:span><text:span text:style-name="T47">、</text:span><text:span text:style-name="T54">a</text:span><text:span text:style-name="T150">2</text:span><text:span text:style-name="T47">、…、</text:span><text:span text:style-name="T54">a</text:span><text:span text:style-name="T150">n</text:span><text:span text:style-name="T47">）</text:span><text:span text:style-name="T48">層級宗態譜</text:span><text:span text:style-name="T125">複合型個體</text:span><text:span text:style-name="T49">。</text:span></text:p>
                          <text:list>
                            <text:list-item>
                              <text:p text:style-name="P30"><text:span text:style-name="T125">其他個體 有機率認定，該個體 是（</text:span><text:span text:style-name="T47">第</text:span><text:span text:style-name="T49">（</text:span><text:span text:style-name="T54">a</text:span><text:span text:style-name="T150">1</text:span><text:span text:style-name="T47">、</text:span><text:span text:style-name="T54">a</text:span><text:span text:style-name="T150">2</text:span><text:span text:style-name="T47">、…、</text:span><text:span text:style-name="T54">a</text:span><text:span text:style-name="T150">n</text:span><text:span text:style-name="T47">）</text:span><text:span text:style-name="T48">層級宗態譜）</text:span><text:span text:style-name="T55">n</text:span><text:span text:style-name="T49">象性。</text:span></text:p>
                              <text:list>
                                <text:list-item>
                                  <text:p text:style-name="P30"><text:span text:style-name="T125">（</text:span><text:span text:style-name="T47">第</text:span><text:span text:style-name="T49">（</text:span><text:span text:style-name="T54">a</text:span><text:span text:style-name="T150">1</text:span><text:span text:style-name="T47">、</text:span><text:span text:style-name="T54">a</text:span><text:span text:style-name="T150">2</text:span><text:span text:style-name="T47">、…、</text:span><text:span text:style-name="T54">a</text:span><text:span text:style-name="T150">n</text:span><text:span text:style-name="T47">）</text:span><text:span text:style-name="T48">層級宗態譜）</text:span><text:span text:style-name="T55">n</text:span><text:span text:style-name="T49">象性</text:span><text:span text:style-name="T51"> </text:span><text:span text:style-name="T103">↔</text:span><text:span text:style-name="T51"> 波粒二象性</text:span><text:span text:style-name="T49">。</text:span></text:p>
                                </text:list-item>
                              </text:list>
                            </text:list-item>
                            <text:list-item>
                              <text:p text:style-name="P30"><text:span text:style-name="T125">其他個體 有機率認定，該個體 同時存在（</text:span><text:span text:style-name="T47">第</text:span><text:span text:style-name="T49">（</text:span><text:span text:style-name="T54">a</text:span><text:span text:style-name="T150">1</text:span><text:span text:style-name="T47">、…、</text:span><text:span text:style-name="T54">a</text:span><text:span text:style-name="T150">n</text:span><text:span text:style-name="T47">）</text:span><text:span text:style-name="T48">層級宗態譜）</text:span><text:span text:style-name="T125">的特徵</text:span><text:span text:style-name="T4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抽象例子，傅立葉轉換。</text:p>
                </text:list-item>
              </text:list>
            </text:list-item>
            <text:list-item>
              <text:p text:style-name="P30"><text:span text:style-name="T23">假定，某一特定個體 蘊含的 某一特定頻率</text:span><text:span text:style-name="T29">。</text:span></text:p>
              <text:list>
                <text:list-item>
                  <text:p text:style-name="P30"><text:span text:style-name="T23">假定，使用 傅立葉轉換 得知，該個體的 </text:span><text:span text:style-name="T126">宗速運動頻率</text:span><text:span text:style-name="T23">組成 是（</text:span><text:span text:style-name="T46">f</text:span><text:span text:style-name="T150">1</text:span><text:span text:style-name="T47">~</text:span><text:span text:style-name="T46">f</text:span><text:span text:style-name="T150">n</text:span><text:span text:style-name="T47">）（Hz）</text:span><text:span text:style-name="T29">。</text:span></text:p>
                  <text:list>
                    <text:list-item>
                      <text:p text:style-name="P30"><text:span text:style-name="T49">使用 傅立葉轉換 得知，該個體的 </text:span><text:span text:style-name="T126">宗速運動頻率</text:span><text:span text:style-name="T49">組成 是（</text:span><text:span text:style-name="T46">f</text:span><text:span text:style-name="T150">1</text:span><text:span text:style-name="T47">、</text:span><text:span text:style-name="T46">f</text:span><text:span text:style-name="T150">2</text:span><text:span text:style-name="T47">、…、</text:span><text:span text:style-name="T46">f</text:span><text:span text:style-name="T150">n</text:span><text:span text:style-name="T47">）（Hz）</text:span><text:span text:style-name="T29">。</text:span></text:p>
                      <text:list>
                        <text:list-item>
                          <text:p text:style-name="P30"><text:span text:style-name="T146">∞</text:span><text:span text:style-name="T49"> &gt; n </text:span><text:span text:style-name="T146">≥</text:span><text:span text:style-name="T49"> 1</text:span><text:span text:style-name="T29">。</text:span></text:p>
                        </text:list-item>
                      </text:list>
                    </text:list-item>
                    <text:list-item>
                      <text:p text:style-name="P30"><text:span text:style-name="T29">該個體 蘊含 複合型波、</text:span><text:span text:style-name="T56">n</text:span><text:span text:style-name="T29">種頻率的波。</text:span></text:p>
                    </text:list-item>
                    <text:list-item>
                      <text:p text:style-name="P30"><text:span text:style-name="T29">該個體 有機率同時蘊含 </text:span><text:span text:style-name="T57">波態譜、粒子態譜、空間態譜</text:span><text:span text:style-name="T29">。</text:span></text:p>
                      <text:list>
                        <text:list-item>
                          <text:p text:style-name="P30"><text:span text:style-name="T29">該個體 有機率同時蘊含 某一特定 </text:span><text:span text:style-name="T57">紅外線個體</text:span><text:span text:style-name="T29">、人類個體、空間個體。</text:span></text:p>
                          <text:list>
                            <text:list-item>
                              <text:p text:style-name="P40">該空間個體 有機率蘊含 該人類個體。</text:p>
                            </text:list-item>
                            <text:list-item>
                              <text:p text:style-name="P3">該人類個體 有機率蘊含 該紅外線個體。</text:p>
                            </text:list-item>
                          </text:list>
                        </text:list-item>
                        <text:list-item>
                          <text:p text:style-name="P33"><text:span text:style-name="T123">假定，該個體 反蘊含 </text:span><text:span text:style-name="T57">粒子態譜</text:span><text:span text:style-name="T123">。</text:span></text:p>
                          <text:list>
                            <text:list-item>
                              <text:p text:style-name="P33"><text:span text:style-name="T123">該個體 是</text:span><text:span text:style-name="T58">（</text:span><text:span text:style-name="T57">波態譜、空間態譜</text:span><text:span text:style-name="T58">）</text:span><text:span text:style-name="T47">複合型波</text:span><text:span text:style-name="T123">。</text:span></text:p>
                              <text:list>
                                <text:list-item>
                                  <text:p text:style-name="P30"><text:span text:style-name="T29">該個體 有機率同時蘊含 某一特定</text:span><text:span text:style-name="T57">紅外線個體</text:span><text:span text:style-name="T29">、某一特定空間個體。</text:span></text:p>
                                  <text:list>
                                    <text:list-item>
                                      <text:p text:style-name="P40">該空間個體 有機率蘊含<text:span text:style-name="T166"> 該紅外線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<text:span text:style-name="T123">已知，該個體 是</text:span><text:span text:style-name="T58">（</text:span><text:span text:style-name="T46">f</text:span><text:span text:style-name="T150">1</text:span><text:span text:style-name="T47">~</text:span><text:span text:style-name="T46">f</text:span><text:span text:style-name="T150">n</text:span><text:span text:style-name="T47">）（Hz）複合型波</text:span><text:span text:style-name="T123">。</text:span></text:p>
                          <text:list>
                            <text:list-item>
                              <text:p text:style-name="P33"><text:span text:style-name="T123">假定，該個體 反蘊含</text:span><text:span text:style-name="T58">（</text:span><text:span text:style-name="T46">f</text:span><text:span text:style-name="T150">n</text:span><text:span text:style-name="T47">）（Hz）</text:span><text:span text:style-name="T123">。</text:span></text:p>
                              <text:list>
                                <text:list-item>
                                  <text:p text:style-name="P33"><text:span text:style-name="T123">該個體 是</text:span><text:span text:style-name="T58">（</text:span><text:span text:style-name="T46">f</text:span><text:span text:style-name="T150">1</text:span><text:span text:style-name="T47">~</text:span><text:span text:style-name="T46">f</text:span><text:span text:style-name="T150">n-</text:span><text:span text:style-name="T153">1</text:span><text:span text:style-name="T47">）（Hz）複合型波</text:span><text:span text:style-name="T12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不同的 複合型波 形成、產生、映射到 不同的 個體。</text:p>
                      <text:list>
                        <text:list-item>
                          <text:p text:style-name="P3">波的 分類。</text:p>
                          <text:list>
                            <text:list-item>
                              <text:p text:style-name="P3">複合型波。</text:p>
                              <text:list>
                                <text:list-item>
                                  <text:p text:style-name="P83">蘊含。</text:p>
                                </text:list-item>
                              </text:list>
                            </text:list-item>
                            <text:list-item>
                              <text:p text:style-name="P3">連結型波。</text:p>
                              <text:list>
                                <text:list-item>
                                  <text:p text:style-name="P83">擁有、包覆。</text:p>
                                </text:list-item>
                              </text:list>
                            </text:list-item>
                            <text:list-item>
                              <text:p text:style-name="P3">宗疊型波。</text:p>
                              <text:list>
                                <text:list-item>
                                  <text:p text:style-name="P33"><text:span text:style-name="T59">第</text:span><text:span text:style-name="T60">一</text:span><text:span text:style-name="T59">種</text:span><text:span text:style-name="T129">宗疊</text:span><text:span text:style-name="T123">型波</text:span><text:span text:style-name="T59">。</text:span></text:p>
                                </text:list-item>
                                <text:list-item>
                                  <text:p text:style-name="P33"><text:span text:style-name="T59">第二種</text:span><text:span text:style-name="T129">宗疊</text:span><text:span text:style-name="T123">型波。</text:span></text:p>
                                </text:list-item>
                                <text:list-item>
                                  <text:p text:style-name="P83">宗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<text:span text:style-name="T123">明顯例子，假定，</text:span><text:span text:style-name="T23">某一特定</text:span><text:span text:style-name="T123">頻率是</text:span><text:span text:style-name="T46">f</text:span><text:span text:style-name="T150">1</text:span><text:span text:style-name="T23">的個體 是 某一特定空間個體</text:span><text:span text:style-name="T123">。</text:span></text:p>
                          <text:list>
                            <text:list-item>
                              <text:p text:style-name="P33"><text:span text:style-name="T123">假定，</text:span><text:span text:style-name="T23">某一特定</text:span><text:span text:style-name="T123">頻率是</text:span><text:span text:style-name="T46">f</text:span><text:span text:style-name="T154">2</text:span><text:span text:style-name="T23">的個體 是 某一特定人類個體</text:span><text:span text:style-name="T123">。</text:span></text:p>
                              <text:list>
                                <text:list-item>
                                  <text:p text:style-name="P33"><text:span text:style-name="T123">（</text:span><text:span text:style-name="T46">f</text:span><text:span text:style-name="T150">1</text:span><text:span text:style-name="T123">、</text:span><text:span text:style-name="T46">f</text:span><text:span text:style-name="T154">2</text:span><text:span text:style-name="T123">）複合型波 是（複合 該空間個體、該人類個體）的 個體。</text:span></text:p>
                                  <text:list>
                                    <text:list-item>
                                      <text:p text:style-name="P33"><text:span text:style-name="T123">（</text:span><text:span text:style-name="T46">f</text:span><text:span text:style-name="T150">1</text:span><text:span text:style-name="T123">、</text:span><text:span text:style-name="T46">f</text:span><text:span text:style-name="T154">2</text:span><text:span text:style-name="T123">）複合型波的 蘊含關係 是，該空間個體 蘊含 該人類個體。</text:span></text:p>
                                    </text:list-item>
                                    <text:list-item>
                                      <text:p text:style-name="P3">該個體 是（該空間個體 蘊含 該人類個體）的 個體。</text:p>
                                    </text:list-item>
                                    <text:list-item>
                                      <text:p text:style-name="P3">明顯例子，假定，某一特定肌肉個體 蘊含 某一特定力個體。</text:p>
                                      <text:list>
                                        <text:list-item>
                                          <text:p text:style-name="P33"><text:span text:style-name="T123">假定，該肌肉個體 是 </text:span><text:span text:style-name="T23">某一特定</text:span><text:span text:style-name="T123">頻率是</text:span><text:span text:style-name="T46">f</text:span><text:span text:style-name="T155">3</text:span><text:span text:style-name="T23">的個體</text:span><text:span text:style-name="T123">。</text:span></text:p>
                                        </text:list-item>
                                        <text:list-item>
                                          <text:p text:style-name="P33"><text:span text:style-name="T123">假定，該力個體 是 </text:span><text:span text:style-name="T23">某一特定</text:span><text:span text:style-name="T123">頻率是</text:span><text:span text:style-name="T46">f</text:span><text:span text:style-name="T155">4</text:span><text:span text:style-name="T23">的個體</text:span><text:span text:style-name="T123">。</text:span></text:p>
                                        </text:list-item>
                                        <text:list-item>
                                          <text:p text:style-name="P33"><text:span text:style-name="T123">該肌肉個體的 頻率 是 </text:span><text:span text:style-name="T46">f</text:span><text:span text:style-name="T155">3</text:span><text:span text:style-name="T123">。</text:span></text:p>
                                        </text:list-item>
                                        <text:list-item>
                                          <text:p text:style-name="P33"><text:span text:style-name="T123">該力個體的 頻率 是 </text:span><text:span text:style-name="T46">f</text:span><text:span text:style-name="T155">4</text:span><text:span text:style-name="T123">。</text:span></text:p>
                                        </text:list-item>
                                        <text:list-item>
                                          <text:p text:style-name="P3">已知，該肌肉個體 蘊含 該力個體。</text:p>
                                          <text:list>
                                            <text:list-item>
                                              <text:p text:style-name="P33"><text:span text:style-name="T123">該肌肉個體、該力個體 形成（</text:span><text:span text:style-name="T46">f</text:span><text:span text:style-name="T155">3</text:span><text:span text:style-name="T123">、</text:span><text:span text:style-name="T46">f</text:span><text:span text:style-name="T155">4</text:span><text:span text:style-name="T123">）複合型波。</text:span></text:p>
                                            </text:list-item>
                                            <text:list-item>
                                              <text:p text:style-name="P33"><text:span text:style-name="T123">假定，傅立葉轉換，（</text:span><text:span text:style-name="T46">f</text:span><text:span text:style-name="T155">3</text:span><text:span text:style-name="T123">、</text:span><text:span text:style-name="T46">f</text:span><text:span text:style-name="T155">4</text:span><text:span text:style-name="T123">）複合型波 從 時域 變成 頻域。</text:span></text:p>
                                            </text:list-item>
                                            <text:list-item>
                                              <text:p text:style-name="P33"><text:span text:style-name="T123">（</text:span><text:span text:style-name="T46">f</text:span><text:span text:style-name="T155">3</text:span><text:span text:style-name="T123">、</text:span><text:span text:style-name="T46">f</text:span><text:span text:style-name="T155">4</text:span><text:span text:style-name="T123">）複合型波 在 頻域，</text:span><text:span text:style-name="T46">f</text:span><text:span text:style-name="T155">3</text:span><text:span text:style-name="T123">、</text:span><text:span text:style-name="T46">f</text:span><text:span text:style-name="T155">4</text:span><text:span text:style-name="T23"> 有</text:span><text:span text:style-name="T123"> 值、振幅。</text:span></text:p>
                                            </text:list-item>
                                            <text:list-item>
                                              <text:p text:style-name="P33"><text:span text:style-name="T130">原因很明顯，</text:span><text:span text:style-name="T123">該肌肉個體、該力個體 在 空間域 有 重疊。</text:span></text:p>
                                            </text:list-item>
                                            <text:list-item>
                                              <text:p text:style-name="P33"><text:span text:style-name="T130">原因很明顯，</text:span><text:span text:style-name="T123">該肌肉個體 蘊含 該力個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"><text:span text:style-name="T123">該頻率是</text:span><text:span text:style-name="T46">f</text:span><text:span text:style-name="T150">1</text:span><text:span text:style-name="T130">的個體、</text:span><text:span text:style-name="T123">第一個頻率是</text:span><text:span text:style-name="T46">f</text:span><text:span text:style-name="T154">2</text:span><text:span text:style-name="T23">的個體</text:span><text:span text:style-name="T130"> 之間的距離 =</text:span><text:span text:style-name="T61"> 0</text:span><text:span text:style-name="T130">。</text:span></text:p>
                              <text:list>
                                <text:list-item>
                                  <text:p text:style-name="P33"><text:span text:style-name="T130">該空間個體、該人類個體 之間的距離 =</text:span><text:span text:style-name="T59"> </text:span><text:span text:style-name="T61">0</text:span><text:span text:style-name="T13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<text:span text:style-name="T123">明顯例子，假定，某一特定頻率是</text:span><text:span text:style-name="T46">f</text:span><text:span text:style-name="T150">1</text:span><text:span text:style-name="T23">的個體 是 </text:span><text:span text:style-name="T123">某一特定</text:span><text:span text:style-name="T23">氫</text:span><text:span text:style-name="T123">原子。</text:span></text:p>
                          <text:list>
                            <text:list-item>
                              <text:p text:style-name="P33"><text:span text:style-name="T123">假定，第一個頻率是</text:span><text:span text:style-name="T46">f</text:span><text:span text:style-name="T154">2</text:span><text:span text:style-name="T23">的個體 是 </text:span><text:span text:style-name="T123">第一個</text:span><text:span text:style-name="T23">氧</text:span><text:span text:style-name="T123">原子。</text:span></text:p>
                            </text:list-item>
                            <text:list-item>
                              <text:p text:style-name="P33"><text:span text:style-name="T123">假定，第二個頻率是</text:span><text:span text:style-name="T46">f</text:span><text:span text:style-name="T154">2</text:span><text:span text:style-name="T23">的個體 是 </text:span><text:span text:style-name="T123">第二個</text:span><text:span text:style-name="T23">氧</text:span><text:span text:style-name="T123">原子。</text:span></text:p>
                            </text:list-item>
                            <text:list-item>
                              <text:p text:style-name="P33"><text:span text:style-name="T123">（該頻率是</text:span><text:span text:style-name="T46">f</text:span><text:span text:style-name="T150">1</text:span><text:span text:style-name="T130">的個體、</text:span><text:span text:style-name="T123">第一個頻率是</text:span><text:span text:style-name="T46">f</text:span><text:span text:style-name="T154">2</text:span><text:span text:style-name="T23">的個體</text:span><text:span text:style-name="T130">、</text:span><text:span text:style-name="T123">第二個頻率是</text:span><text:span text:style-name="T46">f</text:span><text:span text:style-name="T154">2</text:span><text:span text:style-name="T23">的個體 </text:span><text:span text:style-name="T59">連結在一起）的 個體 是（擁有 該</text:span><text:span text:style-name="T23">氫</text:span><text:span text:style-name="T123">原子、第一個</text:span><text:span text:style-name="T23">氧</text:span><text:span text:style-name="T123">原子、第二個</text:span><text:span text:style-name="T23">氧</text:span><text:span text:style-name="T123">原子 的</text:span><text:span text:style-name="T59">）水個體</text:span><text:span text:style-name="T130">。</text:span></text:p>
                              <text:list>
                                <text:list-item>
                                  <text:p text:style-name="P33"><text:span text:style-name="T123">該頻率是</text:span><text:span text:style-name="T46">f</text:span><text:span text:style-name="T150">1</text:span><text:span text:style-name="T130">的個體、</text:span><text:span text:style-name="T123">第一個頻率是</text:span><text:span text:style-name="T46">f</text:span><text:span text:style-name="T154">2</text:span><text:span text:style-name="T23">的個體</text:span><text:span text:style-name="T130">、</text:span><text:span text:style-name="T123">第二個頻率是</text:span><text:span text:style-name="T46">f</text:span><text:span text:style-name="T154">2</text:span><text:span text:style-name="T23">的個體 沒有形成 複合型波</text:span><text:span text:style-name="T130">。</text:span></text:p>
                                </text:list-item>
                                <text:list-item>
                                  <text:p text:style-name="P33"><text:span text:style-name="T123">該頻率是</text:span><text:span text:style-name="T46">f</text:span><text:span text:style-name="T150">1</text:span><text:span text:style-name="T130">的個體、</text:span><text:span text:style-name="T123">第一個頻率是</text:span><text:span text:style-name="T46">f</text:span><text:span text:style-name="T154">2</text:span><text:span text:style-name="T23">的個體</text:span><text:span text:style-name="T130">、</text:span><text:span text:style-name="T123">第二個頻率是</text:span><text:span text:style-name="T46">f</text:span><text:span text:style-name="T154">2</text:span><text:span text:style-name="T23">的個體 沒有形成 連結型波</text:span><text:span text:style-name="T123">。</text:span></text:p>
                                  <text:list>
                                    <text:list-item>
                                      <text:p text:style-name="P4">不是 複合型波。</text:p>
                                    </text:list-item>
                                    <text:list-item>
                                      <text:p text:style-name="P4">是 連結型波。</text:p>
                                    </text:list-item>
                                    <text:list-item>
                                      <text:p text:style-name="P33"><text:span text:style-name="T123">（</text:span><text:span text:style-name="T46">f</text:span><text:span text:style-name="T150">1</text:span><text:span text:style-name="T123">、</text:span><text:span text:style-name="T46">f</text:span><text:span text:style-name="T154">2</text:span><text:span text:style-name="T123">、</text:span><text:span text:style-name="T46">f</text:span><text:span text:style-name="T156">3</text:span><text:span text:style-name="T123">）</text:span><text:span text:style-name="T129">連結</text:span><text:span text:style-name="T123">型波 是（連結 該頻率是</text:span><text:span text:style-name="T46">f</text:span><text:span text:style-name="T150">1</text:span><text:span text:style-name="T130">的個體、</text:span><text:span text:style-name="T123">第一個頻率是</text:span><text:span text:style-name="T46">f</text:span><text:span text:style-name="T154">2</text:span><text:span text:style-name="T23">的個體</text:span><text:span text:style-name="T130">、</text:span><text:span text:style-name="T123">第二個頻率是</text:span><text:span text:style-name="T46">f</text:span><text:span text:style-name="T154">2</text:span><text:span text:style-name="T23">的個體</text:span><text:span text:style-name="T123">）的 個體。</text:span></text:p>
                                      <text:list>
                                        <text:list-item>
                                          <text:p text:style-name="P33"><text:span text:style-name="T123">（</text:span><text:span text:style-name="T46">f</text:span><text:span text:style-name="T150">1</text:span><text:span text:style-name="T123">、</text:span><text:span text:style-name="T46">f</text:span><text:span text:style-name="T154">2</text:span><text:span text:style-name="T123">、</text:span><text:span text:style-name="T46">f</text:span><text:span text:style-name="T156">3</text:span><text:span text:style-name="T123">）</text:span><text:span text:style-name="T129">連結</text:span><text:span text:style-name="T123">型波 是（連結 </text:span><text:span text:style-name="T59">該</text:span><text:span text:style-name="T23">氫</text:span><text:span text:style-name="T123">原子、第一個</text:span><text:span text:style-name="T23">氧</text:span><text:span text:style-name="T123">原子、第二個</text:span><text:span text:style-name="T23">氧</text:span><text:span text:style-name="T123">原子）的 個體</text:span><text:span text:style-name="T130">。</text:span></text:p>
                                        </text:list-item>
                                        <text:list-item>
                                          <text:p text:style-name="P33"><text:span text:style-name="T123">（</text:span><text:span text:style-name="T46">f</text:span><text:span text:style-name="T150">1</text:span><text:span text:style-name="T123">、</text:span><text:span text:style-name="T46">f</text:span><text:span text:style-name="T154">2</text:span><text:span text:style-name="T123">、</text:span><text:span text:style-name="T46">f</text:span><text:span text:style-name="T156">3</text:span><text:span text:style-name="T123">）</text:span><text:span text:style-name="T129">連結</text:span><text:span text:style-name="T123">型波 是 某一特定水分子個體</text:span><text:span text:style-name="T130">。</text:span></text:p>
                                        </text:list-item>
                                        <text:list-item>
                                          <text:p text:style-name="P33"><text:span text:style-name="T130">該水分子 擁有 </text:span><text:span text:style-name="T59">該</text:span><text:span text:style-name="T23">氫</text:span><text:span text:style-name="T123">原子、第一個</text:span><text:span text:style-name="T23">氧</text:span><text:span text:style-name="T123">原子、第二個</text:span><text:span text:style-name="T23">氧</text:span><text:span text:style-name="T123">原子</text:span><text:span text:style-name="T13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"><text:span text:style-name="T123">該</text:span><text:span text:style-name="T23">氫</text:span><text:span text:style-name="T123">原子</text:span><text:span text:style-name="T130">、</text:span><text:span text:style-name="T123">第一個</text:span><text:span text:style-name="T23">氧</text:span><text:span text:style-name="T123">原子</text:span><text:span text:style-name="T130">、</text:span><text:span text:style-name="T123">第二個</text:span><text:span text:style-name="T23">氧</text:span><text:span text:style-name="T123">原子</text:span><text:span text:style-name="T23"> 分佈在 </text:span><text:span text:style-name="T130">空間域。</text:span></text:p>
                                  <text:list>
                                    <text:list-item>
                                      <text:p text:style-name="P33"><text:span text:style-name="T123">該頻率是</text:span><text:span text:style-name="T46">f</text:span><text:span text:style-name="T150">1</text:span><text:span text:style-name="T130">的個體、</text:span><text:span text:style-name="T123">第一個頻率是</text:span><text:span text:style-name="T46">f</text:span><text:span text:style-name="T154">2</text:span><text:span text:style-name="T23">的個體</text:span><text:span text:style-name="T130">、</text:span><text:span text:style-name="T123">第二個頻率是</text:span><text:span text:style-name="T46">f</text:span><text:span text:style-name="T154">2</text:span><text:span text:style-name="T23">的個體 分佈在 </text:span><text:span text:style-name="T130">空間域。</text:span></text:p>
                                    </text:list-item>
                                    <text:list-item>
                                      <text:p text:style-name="P33"><text:span text:style-name="T130">空間域</text:span><text:span text:style-name="T51"> </text:span><text:span text:style-name="T103">↔</text:span><text:span text:style-name="T51"> </text:span><text:span text:style-name="T62">時域、頻</text:span><text:span text:style-name="T63">域</text:span><text:span text:style-name="T13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"><text:span text:style-name="T123">該</text:span><text:span text:style-name="T23">氫</text:span><text:span text:style-name="T123">原子</text:span><text:span text:style-name="T130">、</text:span><text:span text:style-name="T123">第一個</text:span><text:span text:style-name="T23">氧</text:span><text:span text:style-name="T123">原子</text:span><text:span text:style-name="T130"> 之間的距離</text:span><text:span text:style-name="T62"> 不等於 0</text:span><text:span text:style-name="T130">。</text:span></text:p>
                                </text:list-item>
                                <text:list-item>
                                  <text:p text:style-name="P33"><text:span text:style-name="T123">該</text:span><text:span text:style-name="T23">氫</text:span><text:span text:style-name="T123">原子</text:span><text:span text:style-name="T130">、</text:span><text:span text:style-name="T123">第二個</text:span><text:span text:style-name="T23">氧</text:span><text:span text:style-name="T123">原子</text:span><text:span text:style-name="T130"> 之間的距離</text:span><text:span text:style-name="T62"> 不等於 0</text:span><text:span text:style-name="T130">。</text:span></text:p>
                                </text:list-item>
                                <text:list-item>
                                  <text:p text:style-name="P33"><text:span text:style-name="T123">第一個</text:span><text:span text:style-name="T23">氧</text:span><text:span text:style-name="T123">原子</text:span><text:span text:style-name="T130">、</text:span><text:span text:style-name="T123">第二個</text:span><text:span text:style-name="T23">氧</text:span><text:span text:style-name="T123">原子</text:span><text:span text:style-name="T130"> 之間的距離</text:span><text:span text:style-name="T62"> 不等於 0</text:span><text:span text:style-name="T130">。</text:span></text:p>
                                </text:list-item>
                                <text:list-item>
                                  <text:p text:style-name="P3">明顯例子，假定，某一特定人類個體 擁有 某一特定 肌肉個體、骨頭個體。</text:p>
                                  <text:list>
                                    <text:list-item>
                                      <text:p text:style-name="P3">假定，該肌肉個體 包覆 該骨頭個體。</text:p>
                                    </text:list-item>
                                    <text:list-item>
                                      <text:p text:style-name="P33"><text:span text:style-name="T123">假定，該肌肉個體 是 </text:span><text:span text:style-name="T23">某一特定</text:span><text:span text:style-name="T123">頻率是</text:span><text:span text:style-name="T46">f</text:span><text:span text:style-name="T157">4</text:span><text:span text:style-name="T23">的個體</text:span><text:span text:style-name="T123">。</text:span></text:p>
                                    </text:list-item>
                                    <text:list-item>
                                      <text:p text:style-name="P33"><text:span text:style-name="T123">假定，該骨頭體 是 </text:span><text:span text:style-name="T23">某一特定</text:span><text:span text:style-name="T123">頻率是</text:span><text:span text:style-name="T46">f</text:span><text:span text:style-name="T157">5</text:span><text:span text:style-name="T23">的個體</text:span><text:span text:style-name="T123">。</text:span></text:p>
                                    </text:list-item>
                                    <text:list-item>
                                      <text:p text:style-name="P33"><text:span text:style-name="T123">該肌肉個體的 頻率 是 </text:span><text:span text:style-name="T46">f</text:span><text:span text:style-name="T157">4</text:span><text:span text:style-name="T123">。</text:span></text:p>
                                    </text:list-item>
                                    <text:list-item>
                                      <text:p text:style-name="P33"><text:span text:style-name="T123">該骨頭個體的 頻率 是 </text:span><text:span text:style-name="T46">f</text:span><text:span text:style-name="T157">5</text:span><text:span text:style-name="T123">。</text:span></text:p>
                                    </text:list-item>
                                    <text:list-item>
                                      <text:p text:style-name="P3">已知，該肌肉個體 包覆 該骨頭個體。</text:p>
                                      <text:list>
                                        <text:list-item>
                                          <text:p text:style-name="P33"><text:span text:style-name="T123">該肌肉個體、該力個體 形成（</text:span><text:span text:style-name="T46">f</text:span><text:span text:style-name="T157">4</text:span><text:span text:style-name="T123">、</text:span><text:span text:style-name="T46">f</text:span><text:span text:style-name="T157">5</text:span><text:span text:style-name="T123">）連結型波。</text:span></text:p>
                                        </text:list-item>
                                        <text:list-item>
                                          <text:p text:style-name="P33"><text:span text:style-name="T123">該肌肉個體 </text:span><text:span text:style-name="T130">在 頻域，</text:span><text:span text:style-name="T46">f</text:span><text:span text:style-name="T155">4</text:span><text:span text:style-name="T59"> 有</text:span><text:span text:style-name="T130"> 值、振幅。</text:span></text:p>
                                        </text:list-item>
                                        <text:list-item>
                                          <text:p text:style-name="P33"><text:span text:style-name="T123">該骨頭個體 </text:span><text:span text:style-name="T130">在 頻域，</text:span><text:span text:style-name="T46">f</text:span><text:span text:style-name="T158">5</text:span><text:span text:style-name="T59"> 有</text:span><text:span text:style-name="T130"> 值、振幅。</text:span></text:p>
                                        </text:list-item>
                                        <text:list-item>
                                          <text:p text:style-name="P33"><text:span text:style-name="T123">該肌肉個體 </text:span><text:span text:style-name="T130">在 頻域，不會出現 </text:span><text:span text:style-name="T46">f</text:span><text:span text:style-name="T155">4 </text:span><text:span text:style-name="T123">、</text:span><text:span text:style-name="T46">f</text:span><text:span text:style-name="T158">5</text:span><text:span text:style-name="T59"> </text:span><text:span text:style-name="T130">同時</text:span><text:span text:style-name="T59">有</text:span><text:span text:style-name="T130"> 值、振幅（的情況）。</text:span></text:p>
                                        </text:list-item>
                                        <text:list-item>
                                          <text:p text:style-name="P33"><text:span text:style-name="T123">該骨頭個體 </text:span><text:span text:style-name="T130">在 頻域，不會出現 </text:span><text:span text:style-name="T46">f</text:span><text:span text:style-name="T155">4 </text:span><text:span text:style-name="T123">、</text:span><text:span text:style-name="T46">f</text:span><text:span text:style-name="T158">5</text:span><text:span text:style-name="T59"> </text:span><text:span text:style-name="T130">同時</text:span><text:span text:style-name="T59">有</text:span><text:span text:style-name="T130"> 值、振幅（的情況）。</text:span></text:p>
                                          <text:list>
                                            <text:list-item>
                                              <text:p text:style-name="P33"><text:span text:style-name="T130">原因很明顯，</text:span><text:span text:style-name="T123">該肌肉個體、該骨頭個體 在 空間域 沒有 重疊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原因很明顯，</text:span><text:span text:style-name="T123">該肌肉個體 沒有 擁有、蘊含、宗疊 該骨頭個體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原因很明顯，</text:span><text:span text:style-name="T123">該骨頭個體 沒有 擁有、蘊含、宗疊 該肌肉個體</text:span><text:span text:style-name="T130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已知，該人類個體 擁有 該肌肉個體、該骨頭個體。</text:p>
                                      <text:list>
                                        <text:list-item>
                                          <text:p text:style-name="P33"><text:span text:style-name="T123">該人類個體 擁有（</text:span><text:span text:style-name="T46">f</text:span><text:span text:style-name="T157">4</text:span><text:span text:style-name="T123">、</text:span><text:span text:style-name="T46">f</text:span><text:span text:style-name="T157">5</text:span><text:span text:style-name="T123">）連結型波。</text:span></text:p>
                                        </text:list-item>
                                        <text:list-item>
                                          <text:p text:style-name="P3">假定，傅立葉轉換，該人類個體 從 時域 變成 頻域。</text:p>
                                        </text:list-item>
                                        <text:list-item>
                                          <text:p text:style-name="P33"><text:span text:style-name="T123">該人類個體的 該肌肉個體（部位）</text:span><text:span text:style-name="T130">在 頻域，</text:span><text:span text:style-name="T46">f</text:span><text:span text:style-name="T155">4</text:span><text:span text:style-name="T59"> 有</text:span><text:span text:style-name="T130"> 值、振幅。</text:span></text:p>
                                        </text:list-item>
                                        <text:list-item>
                                          <text:p text:style-name="P33"><text:span text:style-name="T123">該人類個體的 該骨頭個體（部位）</text:span><text:span text:style-name="T130">在 頻域，</text:span><text:span text:style-name="T46">f</text:span><text:span text:style-name="T158">5</text:span><text:span text:style-name="T59"> 有</text:span><text:span text:style-name="T130"> 值、振幅。</text:span></text:p>
                                        </text:list-item>
                                        <text:list-item>
                                          <text:p text:style-name="P33"><text:span text:style-name="T123">該人類個體 </text:span><text:span text:style-name="T130">在 頻域，會出現</text:span><text:span text:style-name="T46">f</text:span><text:span text:style-name="T155">4 </text:span><text:span text:style-name="T123">、</text:span><text:span text:style-name="T46">f</text:span><text:span text:style-name="T158">5</text:span><text:span text:style-name="T59">（</text:span><text:span text:style-name="T130">同時）</text:span><text:span text:style-name="T59">有</text:span><text:span text:style-name="T130"> 值、振幅（的情況）。</text:span></text:p>
                                          <text:list>
                                            <text:list-item>
                                              <text:p text:style-name="P33"><text:span text:style-name="T130">原因很明顯，</text:span><text:span text:style-name="T123">該人類個體、該肌肉個體 在 空間域 有 重疊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原因很明顯，</text:span><text:span text:style-name="T123">該人類個體、該骨頭個體 在 空間域 有 重疊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原因很明顯，</text:span><text:span text:style-name="T123">該人類個體 擁有 該肌肉個體、該骨頭個體</text:span><text:span text:style-name="T130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"><text:span text:style-name="T123">明顯例子，假定，某一特定</text:span><text:span text:style-name="T23">RGB</text:span><text:span text:style-name="T123">影像。</text:span></text:p>
                              <text:list>
                                <text:list-item>
                                  <text:p text:style-name="P33"><text:span text:style-name="T123">假定，某一特定象素點 擁有 某一特定 </text:span><text:span text:style-name="T23">紅色值、</text:span><text:span text:style-name="T123">綠</text:span><text:span text:style-name="T23">色值、</text:span><text:span text:style-name="T123">藍</text:span><text:span text:style-name="T23">色值 個體</text:span><text:span text:style-name="T123">。</text:span></text:p>
                                </text:list-item>
                                <text:list-item>
                                  <text:p text:style-name="P33"><text:span text:style-name="T123">假定，某一特定頻率是</text:span><text:span text:style-name="T46">f</text:span><text:span text:style-name="T150">1</text:span><text:span text:style-name="T23">的個體 是 該紅色值個體</text:span><text:span text:style-name="T130">。</text:span></text:p>
                                </text:list-item>
                                <text:list-item>
                                  <text:p text:style-name="P33"><text:span text:style-name="T123">假定，某一特定頻率是</text:span><text:span text:style-name="T46">f</text:span><text:span text:style-name="T159">2</text:span><text:span text:style-name="T23">的個體 是 該</text:span><text:span text:style-name="T123">綠</text:span><text:span text:style-name="T23">色值個體</text:span><text:span text:style-name="T130">。</text:span></text:p>
                                </text:list-item>
                                <text:list-item>
                                  <text:p text:style-name="P33"><text:span text:style-name="T123">假定，某一特定頻率是</text:span><text:span text:style-name="T46">f</text:span><text:span text:style-name="T160">3</text:span><text:span text:style-name="T23">的個體 是 該</text:span><text:span text:style-name="T123">藍</text:span><text:span text:style-name="T23">色值個體</text:span><text:span text:style-name="T130">。</text:span></text:p>
                                </text:list-item>
                                <text:list-item>
                                  <text:p text:style-name="P33"><text:span text:style-name="T130">已知，該</text:span><text:span text:style-name="T23">紅色值個體、該</text:span><text:span text:style-name="T123">綠</text:span><text:span text:style-name="T23">色值個體、該藍色值個體 宗疊</text:span><text:span text:style-name="T130">。</text:span></text:p>
                                </text:list-item>
                                <text:list-item>
                                  <text:p text:style-name="P33"><text:span text:style-name="T131">假定，</text:span><text:span text:style-name="T130">#（</text:span><text:span text:style-name="T59">RGB</text:span><text:span text:style-name="T130">值）=</text:span><text:span text:style-name="T59"> </text:span><text:span text:style-name="T130">#（紅色值）（綠色值）（藍色值</text:span><text:span text:style-name="T59">）</text:span><text:span text:style-name="T130">。</text:span></text:p>
                                  <text:list>
                                    <text:list-item>
                                      <text:p text:style-name="P4">明顯例子。</text:p>
                                      <text:list>
                                        <text:list-item>
                                          <text:p text:style-name="P33"><text:span text:style-name="T59">假定，紅色值 =（</text:span><text:span text:style-name="T64">16進制 的）12</text:span><text:span text:style-name="T130">。</text:span></text:p>
                                        </text:list-item>
                                        <text:list-item>
                                          <text:p text:style-name="P33"><text:span text:style-name="T59">假定，綠色值 =（</text:span><text:span text:style-name="T64">16進制 的）34</text:span><text:span text:style-name="T130">。</text:span></text:p>
                                        </text:list-item>
                                        <text:list-item>
                                          <text:p text:style-name="P33"><text:span text:style-name="T59">假定，</text:span><text:span text:style-name="T130">藍色值 =</text:span><text:span text:style-name="T59">（</text:span><text:span text:style-name="T64">16進制 的）56</text:span><text:span text:style-name="T130">。</text:span></text:p>
                                        </text:list-item>
                                        <text:list-item>
                                          <text:p text:style-name="P33"><text:span text:style-name="T59">#（RGB值）= #</text:span><text:span text:style-name="T64">123456</text:span><text:span text:style-name="T130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"><text:span text:style-name="T59">RGB</text:span><text:span text:style-name="T130">值的 </text:span><text:span text:style-name="T131">週期波</text:span><text:span text:style-name="T130"> 是 </text:span><text:span text:style-name="T51">第一種宗疊型波</text:span><text:span text:style-name="T130">。</text:span></text:p>
                                  <text:list>
                                    <text:list-item>
                                      <text:p text:style-name="P33"><text:span text:style-name="T130">明顯例子，假定，該象素點的 </text:span><text:span text:style-name="T59">RGB</text:span><text:span text:style-name="T130">值的 週期性變化 是 </text:span><text:span text:style-name="T59">#</text:span><text:span text:style-name="T64">123456 →</text:span><text:span text:style-name="T65"> </text:span><text:span text:style-name="T59">#</text:span><text:span text:style-name="T65">112233 → #</text:span><text:span text:style-name="T64">123456 →</text:span><text:span text:style-name="T65"> …</text:span><text:span text:style-name="T130">。</text:span></text:p>
                                      <text:list>
                                        <text:list-item>
                                          <text:p text:style-name="P33"><text:span text:style-name="T130">該象素點的</text:span><text:span text:style-name="T59"> RGB</text:span><text:span text:style-name="T130">值的 </text:span><text:span text:style-name="T131">週期波</text:span><text:span text:style-name="T130"> 是，方波，</text:span><text:span text:style-name="T59">#</text:span><text:span text:style-name="T64">123456 →</text:span><text:span text:style-name="T65"> </text:span><text:span text:style-name="T59">#</text:span><text:span text:style-name="T65">112233 →</text:span><text:span text:style-name="T130">。</text:span></text:p>
                                        </text:list-item>
                                        <text:list-item>
                                          <text:p text:style-name="P33"><text:span text:style-name="T130">假定，該週期波的 時間長度 是</text:span><text:span text:style-name="T59"> </text:span><text:span text:style-name="T65">10秒</text:span><text:span text:style-name="T130">。</text:span></text:p>
                                          <text:list>
                                            <text:list-item>
                                              <text:p text:style-name="P34"><text:span text:style-name="T130">明顯例</text:span><text:span text:style-name="T59">子，#</text:span><text:span text:style-name="T64">123456 →</text:span><text:span text:style-name="T23"> </text:span><text:span text:style-name="T59">#</text:span><text:span text:style-name="T23">112233 →，的 時間長度 是 10秒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"><text:span text:style-name="T59">該像素點的 RGB值的 頻率 = </text:span><text:span text:style-name="T114">1/ (10秒) =</text:span><text:span text:style-name="T65"> 0.1(Hz)</text:span><text:span text:style-name="T131">。</text:span></text:p>
                                          <text:list>
                                            <text:list-item>
                                              <text:p text:style-name="P33"><text:span text:style-name="T131">該像素</text:span><text:span text:style-name="T65">點的 RGB值的 </text:span><text:span text:style-name="T60">第一種</text:span><text:span text:style-name="T65">宗疊型頻率 = </text:span><text:span text:style-name="T60">0.1(Hz)</text:span><text:span text:style-name="T13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"><text:span text:style-name="T130">該</text:span><text:span text:style-name="T123">頻率是</text:span><text:span text:style-name="T46">f</text:span><text:span text:style-name="T150">1</text:span><text:span text:style-name="T23">的個體、該</text:span><text:span text:style-name="T123">頻率是</text:span><text:span text:style-name="T46">f</text:span><text:span text:style-name="T159">2</text:span><text:span text:style-name="T23">的個體、該</text:span><text:span text:style-name="T123">頻率是</text:span><text:span text:style-name="T46">f</text:span><text:span text:style-name="T161">3</text:span><text:span text:style-name="T23">的個體 宗疊</text:span><text:span text:style-name="T130">。</text:span></text:p>
                                </text:list-item>
                                <text:list-item>
                                  <text:p text:style-name="P33"><text:span text:style-name="T130">（宗疊 該</text:span><text:span text:style-name="T123">頻率是</text:span><text:span text:style-name="T46">f</text:span><text:span text:style-name="T150">1</text:span><text:span text:style-name="T23">的個體、該</text:span><text:span text:style-name="T123">頻率是</text:span><text:span text:style-name="T46">f</text:span><text:span text:style-name="T159">2</text:span><text:span text:style-name="T23">的個體、該</text:span><text:span text:style-name="T123">頻率是</text:span><text:span text:style-name="T46">f</text:span><text:span text:style-name="T161">3</text:span><text:span text:style-name="T23">的個體</text:span><text:span text:style-name="T130">）的個體 </text:span><text:span text:style-name="T59">是 第二種</text:span><text:span text:style-name="T129">宗疊</text:span><text:span text:style-name="T123">型波</text:span><text:span text:style-name="T59">、(</text:span><text:span text:style-name="T46">f</text:span><text:span text:style-name="T150">1</text:span><text:span text:style-name="T23">、</text:span><text:span text:style-name="T46">f</text:span><text:span text:style-name="T154">2</text:span><text:span text:style-name="T23">、</text:span><text:span text:style-name="T46">f</text:span><text:span text:style-name="T161">3</text:span><text:span text:style-name="T66">)</text:span><text:span text:style-name="T129">宗疊</text:span><text:span text:style-name="T123">型波</text:span><text:span text:style-name="T130">。</text:span></text:p>
                                </text:list-item>
                                <text:list-item>
                                  <text:p text:style-name="P33"><text:span text:style-name="T130">（宗疊 該</text:span><text:span text:style-name="T23">紅色值個體、該</text:span><text:span text:style-name="T123">綠</text:span><text:span text:style-name="T23">色值個體、該藍色值個體</text:span><text:span text:style-name="T130">）的個體 </text:span><text:span text:style-name="T59">是第二種</text:span><text:span text:style-name="T129">宗疊</text:span><text:span text:style-name="T123">型波</text:span><text:span text:style-name="T59">、</text:span><text:span text:style-name="T123">（</text:span><text:span text:style-name="T46">f</text:span><text:span text:style-name="T150">1</text:span><text:span text:style-name="T23">、</text:span><text:span text:style-name="T46">f</text:span><text:span text:style-name="T154">2</text:span><text:span text:style-name="T23">、</text:span><text:span text:style-name="T46">f</text:span><text:span text:style-name="T161">3</text:span><text:span text:style-name="T123">）</text:span><text:span text:style-name="T129">宗疊</text:span><text:span text:style-name="T123">型波</text:span><text:span text:style-name="T130">。</text:span></text:p>
                                </text:list-item>
                                <text:list-item>
                                  <text:p text:style-name="P33"><text:span text:style-name="T130">該</text:span><text:span text:style-name="T23">紅色值個體、該</text:span><text:span text:style-name="T123">綠</text:span><text:span text:style-name="T23">色值個體、該藍色值個體</text:span><text:span text:style-name="T59"> 形成 第二種</text:span><text:span text:style-name="T129">宗疊</text:span><text:span text:style-name="T123">型波</text:span><text:span text:style-name="T59">、</text:span><text:span text:style-name="T123">（</text:span><text:span text:style-name="T46">f</text:span><text:span text:style-name="T150">1</text:span><text:span text:style-name="T23">、</text:span><text:span text:style-name="T46">f</text:span><text:span text:style-name="T154">2</text:span><text:span text:style-name="T23">、</text:span><text:span text:style-name="T46">f</text:span><text:span text:style-name="T161">3</text:span><text:span text:style-name="T123">）</text:span><text:span text:style-name="T129">宗疊</text:span><text:span text:style-name="T123">型波</text:span><text:span text:style-name="T130">。</text:span></text:p>
                                </text:list-item>
                                <text:list-item>
                                  <text:p text:style-name="P33"><text:span text:style-name="T123">假定，傅立葉轉換，（</text:span><text:span text:style-name="T46">f</text:span><text:span text:style-name="T162">1</text:span><text:span text:style-name="T123">、</text:span><text:span text:style-name="T46">f</text:span><text:span text:style-name="T162">2</text:span><text:span text:style-name="T23">、</text:span><text:span text:style-name="T46">f</text:span><text:span text:style-name="T161">3</text:span><text:span text:style-name="T123">）宗疊型波 從 時域 變成 頻域。</text:span></text:p>
                                </text:list-item>
                                <text:list-item>
                                  <text:p text:style-name="P33"><text:span text:style-name="T123">（</text:span><text:span text:style-name="T46">f</text:span><text:span text:style-name="T162">1</text:span><text:span text:style-name="T123">、</text:span><text:span text:style-name="T46">f</text:span><text:span text:style-name="T162">2</text:span><text:span text:style-name="T23">、</text:span><text:span text:style-name="T46">f</text:span><text:span text:style-name="T161">3</text:span><text:span text:style-name="T123">）宗疊</text:span><text:span text:style-name="T130">型波 在 頻域，</text:span><text:span text:style-name="T46">f</text:span><text:span text:style-name="T162">1</text:span><text:span text:style-name="T130">、</text:span><text:span text:style-name="T46">f</text:span><text:span text:style-name="T162">2</text:span><text:span text:style-name="T23">、</text:span><text:span text:style-name="T46">f</text:span><text:span text:style-name="T161">3</text:span><text:span text:style-name="T59"> 有</text:span><text:span text:style-name="T130"> 值、振幅。</text:span></text:p>
                                  <text:list>
                                    <text:list-item>
                                      <text:p text:style-name="P33"><text:span text:style-name="T130">原因很明顯，</text:span><text:span text:style-name="T123">該紅色值、該綠色值</text:span><text:span text:style-name="T23">、該藍色值 個體</text:span><text:span text:style-name="T123"> 在 空間域 有 重疊</text:span><text:span text:style-name="T130">。</text:span></text:p>
                                    </text:list-item>
                                    <text:list-item>
                                      <text:p text:style-name="P35"><text:span text:style-name="T130">原因很明顯，</text:span><text:span text:style-name="T132">該紅色值、該綠色值</text:span><text:span text:style-name="T29">、該藍色值 個體</text:span><text:span text:style-name="T132"> 在 同一個象素點</text:span><text:span text:style-name="T130">。</text:span></text:p>
                                    </text:list-item>
                                    <text:list-item>
                                      <text:p text:style-name="P33"><text:span text:style-name="T130">原因很明顯，</text:span><text:span text:style-name="T123">該紅色值個體、該綠色值個體</text:span><text:span text:style-name="T23">、該藍色值個體</text:span><text:span text:style-name="T123"> 宗疊</text:span><text:span text:style-name="T13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"><text:span text:style-name="T60">第一種</text:span><text:span text:style-name="T65">宗疊型頻率、</text:span><text:span text:style-name="T60">第二種</text:span><text:span text:style-name="T65">宗疊型頻率</text:span><text:span text:style-name="T60">。</text:span></text:p>
                                  <text:list>
                                    <text:list-item>
                                      <text:p text:style-name="P33"><text:span text:style-name="T60">第一種</text:span><text:span text:style-name="T65">宗疊型頻率 是</text:span><text:span text:style-name="T123">（</text:span><text:span text:style-name="T23">RGB值的 頻率</text:span><text:span text:style-name="T123">）宗疊型波</text:span><text:span text:style-name="T130">。</text:span></text:p>
                                      <text:list>
                                        <text:list-item>
                                          <text:p text:style-name="P33"><text:span text:style-name="T60">第一種</text:span><text:span text:style-name="T65">宗疊型頻率 是 </text:span><text:span text:style-name="T67">1</text:span><text:span text:style-name="T65">個數值</text:span><text:span text:style-name="T130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<text:span text:style-name="T60">第二種</text:span><text:span text:style-name="T65">宗疊型頻率 是</text:span><text:span text:style-name="T123">（紅色值、綠色值</text:span><text:span text:style-name="T23">、藍色值 的 頻率</text:span><text:span text:style-name="T123">）宗疊型波</text:span><text:span text:style-name="T130">。</text:span></text:p>
                                      <text:list>
                                        <text:list-item>
                                          <text:p text:style-name="P33"><text:span text:style-name="T60">第二種</text:span><text:span text:style-name="T65">宗疊型頻率 是 </text:span><text:span text:style-name="T67">n</text:span><text:span text:style-name="T65">個數值</text:span><text:span text:style-name="T130">。</text:span></text:p>
                                        </text:list-item>
                                        <text:list-item>
                                          <text:p text:style-name="P33"><text:span text:style-name="T130">明顯例子，</text:span><text:span text:style-name="T59">RGB值 </text:span><text:span text:style-name="T130">是由 紅色值、綠色值、藍色值 宗疊而成</text:span><text:span text:style-name="T59">。</text:span></text:p>
                                          <text:list>
                                            <text:list-item>
                                              <text:p text:style-name="P43">紅色值、綠色值、藍色值 總共有 3個值。</text:p>
                                            </text:list-item>
                                            <text:list-item>
                                              <text:p text:style-name="P33"><text:span text:style-name="T67">n = 3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<text:span text:style-name="T130">明顯例子，假定，某一特定位置的 值 是 某一特定值。</text:span><text:span text:style-name="T167">（</text:span><text:span text:style-name="T168">假定，某一特定位置 擁有的 值 是 某一特定值</text:span><text:span text:style-name="T167">）</text:span></text:p>
                                      <text:list>
                                        <text:list-item>
                                          <text:p text:style-name="P33"><text:span text:style-name="T59">假定，該值 是由 (</text:span><text:span text:style-name="T67">a</text:span><text:span text:style-name="T163">1</text:span><text:span text:style-name="T59">值、</text:span><text:span text:style-name="T67">a</text:span><text:span text:style-name="T163">2</text:span><text:span text:style-name="T67">值、…、a</text:span><text:span text:style-name="T163">n</text:span><text:span text:style-name="T59">值</text:span><text:span text:style-name="T67">)</text:span><text:span text:style-name="T130"> 宗疊而成</text:span><text:span text:style-name="T133">。</text:span></text:p>
                                        </text:list-item>
                                        <text:list-item>
                                          <text:p text:style-name="P33"><text:span text:style-name="T59">該值 總共有 </text:span><text:span text:style-name="T67">1個值。</text:span></text:p>
                                          <text:list>
                                            <text:list-item>
                                              <text:p text:style-name="P33"><text:span text:style-name="T60">第一種</text:span><text:span text:style-name="T65">宗疊型頻率 是 </text:span><text:span text:style-name="T68">1</text:span><text:span text:style-name="T65">個數值（</text:span><text:span text:style-name="T69">Hz</text:span><text:span text:style-name="T65">）</text:span><text:span text:style-name="T67">。</text:span></text:p>
                                            </text:list-item>
                                            <text:list-item>
                                              <text:p text:style-name="P33"><text:span text:style-name="T60">第一種</text:span><text:span text:style-name="T65">宗疊型波 是 </text:span><text:span text:style-name="T68">1</text:span><text:span text:style-name="T65">個波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"><text:span text:style-name="T59">(</text:span><text:span text:style-name="T67">a</text:span><text:span text:style-name="T163">1</text:span><text:span text:style-name="T59">值、</text:span><text:span text:style-name="T67">a</text:span><text:span text:style-name="T163">2</text:span><text:span text:style-name="T67">值、…、a</text:span><text:span text:style-name="T163">n</text:span><text:span text:style-name="T59">值</text:span><text:span text:style-name="T67">)</text:span><text:span text:style-name="T59"> </text:span><text:span text:style-name="T67">總共有 n個值</text:span><text:span text:style-name="T133">。</text:span></text:p>
                                          <text:list>
                                            <text:list-item>
                                              <text:p text:style-name="P33"><text:span text:style-name="T60">第二種</text:span><text:span text:style-name="T65">宗疊型頻率 是 </text:span><text:span text:style-name="T67">n</text:span><text:span text:style-name="T65">個數值（</text:span><text:span text:style-name="T69">Hz</text:span><text:span text:style-name="T65">）</text:span><text:span text:style-name="T133">。</text:span></text:p>
                                            </text:list-item>
                                            <text:list-item>
                                              <text:p text:style-name="P33"><text:span text:style-name="T60">第二種</text:span><text:span text:style-name="T65">宗疊型波 是 </text:span><text:span text:style-name="T68">n</text:span><text:span text:style-name="T65">個波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1"><text:span text:style-name="T130">明顯例子，假定，某一特定位置</text:span><text:span text:style-name="T59"> 是由 (</text:span><text:span text:style-name="T67">a</text:span><text:span text:style-name="T163">1</text:span><text:span text:style-name="T59">值、</text:span><text:span text:style-name="T67">a</text:span><text:span text:style-name="T163">2</text:span><text:span text:style-name="T67">值、…、a</text:span><text:span text:style-name="T164">n</text:span><text:span text:style-name="T59">值</text:span><text:span text:style-name="T67">)</text:span><text:span text:style-name="T130"> 宗疊而成。</text:span></text:p>
                                      <text:list>
                                        <text:list-item>
                                          <text:p text:style-name="P81"><text:span text:style-name="T59">假定，</text:span><text:span text:style-name="T67">a</text:span><text:span text:style-name="T165">i</text:span><text:span text:style-name="T59">值 是由 (</text:span><text:span text:style-name="T67">a</text:span><text:span text:style-name="T165">i,1</text:span><text:span text:style-name="T59">值、</text:span><text:span text:style-name="T67">a</text:span><text:span text:style-name="T165">i,</text:span><text:span text:style-name="T163">2</text:span><text:span text:style-name="T67">值、…、a</text:span><text:span text:style-name="T165">i,(i)</text:span><text:span text:style-name="T164">m</text:span><text:span text:style-name="T59">值</text:span><text:span text:style-name="T67">)</text:span><text:span text:style-name="T130"> 宗疊而成</text:span><text:span text:style-name="T133">。</text:span></text:p>
                                          <text:list>
                                            <text:list-item>
                                              <text:p text:style-name="P82"><text:span text:style-name="T67">m </text:span><text:span text:style-name="T95">≥</text:span><text:span text:style-name="T23"> i</text:span><text:span text:style-name="T67"> </text:span><text:span text:style-name="T95">≥</text:span><text:span text:style-name="T23"> 1</text:span><text:span text:style-name="T12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1"><text:span text:style-name="T59">該值、該位置的值 總共有 </text:span><text:span text:style-name="T70">1</text:span><text:span text:style-name="T67">個值。</text:span></text:p>
                                          <text:list>
                                            <text:list-item>
                                              <text:p text:style-name="P81"><text:span text:style-name="T60">第一種</text:span><text:span text:style-name="T65">宗疊型頻率 是 </text:span><text:span text:style-name="T70">1</text:span><text:span text:style-name="T65">個數值（</text:span><text:span text:style-name="T69">Hz</text:span><text:span text:style-name="T65">）</text:span><text:span text:style-name="T67">。</text:span></text:p>
                                            </text:list-item>
                                            <text:list-item>
                                              <text:p text:style-name="P81"><text:span text:style-name="T60">第一種</text:span><text:span text:style-name="T65">宗疊型波 是 </text:span><text:span text:style-name="T70">1</text:span><text:span text:style-name="T65">個波</text:span><text:span text:style-name="T6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1"><text:span text:style-name="T59">(</text:span><text:span text:style-name="T67">a</text:span><text:span text:style-name="T163">1</text:span><text:span text:style-name="T59">值、</text:span><text:span text:style-name="T67">a</text:span><text:span text:style-name="T163">2</text:span><text:span text:style-name="T67">值、…、a</text:span><text:span text:style-name="T164">n</text:span><text:span text:style-name="T59">值</text:span><text:span text:style-name="T67">)</text:span><text:span text:style-name="T59"> </text:span><text:span text:style-name="T67">總共有 </text:span><text:span text:style-name="T71">n</text:span><text:span text:style-name="T67">個值</text:span><text:span text:style-name="T133">。</text:span></text:p>
                                          <text:list>
                                            <text:list-item>
                                              <text:p text:style-name="P81"><text:span text:style-name="T60">第</text:span><text:span text:style-name="T71">1</text:span><text:span text:style-name="T60">層的 第二種</text:span><text:span text:style-name="T65">宗疊型頻率 是 </text:span><text:span text:style-name="T71">n</text:span><text:span text:style-name="T65">個數值（</text:span><text:span text:style-name="T69">Hz</text:span><text:span text:style-name="T65">）</text:span><text:span text:style-name="T133">。</text:span></text:p>
                                            </text:list-item>
                                            <text:list-item>
                                              <text:p text:style-name="P81"><text:span text:style-name="T60">第</text:span><text:span text:style-name="T71">1</text:span><text:span text:style-name="T60">層的 第二種</text:span><text:span text:style-name="T65">宗疊型波 是 </text:span><text:span text:style-name="T71">n</text:span><text:span text:style-name="T65">個波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1"><text:span text:style-name="T59">(</text:span><text:span text:style-name="T67">a</text:span><text:span text:style-name="T165">1,1</text:span><text:span text:style-name="T59">值、</text:span><text:span text:style-name="T67">a</text:span><text:span text:style-name="T165">1,</text:span><text:span text:style-name="T163">2</text:span><text:span text:style-name="T67">值、…、a</text:span><text:span text:style-name="T165">m,(</text:span><text:span text:style-name="T164">n</text:span><text:span text:style-name="T165">)</text:span><text:span text:style-name="T164">m</text:span><text:span text:style-name="T59">值</text:span><text:span text:style-name="T67">)</text:span><text:span text:style-name="T59"> </text:span><text:span text:style-name="T67">總共有 </text:span><text:span text:style-name="T72">Σ</text:span><text:span text:style-name="T165">j=1</text:span><text:span text:style-name="T106">n</text:span><text:span text:style-name="T72">(</text:span><text:span text:style-name="T165">j</text:span><text:span text:style-name="T71">m</text:span><text:span text:style-name="T72">)</text:span><text:span text:style-name="T67">個值</text:span><text:span text:style-name="T133">。</text:span></text:p>
                                          <text:list>
                                            <text:list-item>
                                              <text:p text:style-name="P81"><text:span text:style-name="T60">第</text:span><text:span text:style-name="T71">2</text:span><text:span text:style-name="T60">層的 第二種</text:span><text:span text:style-name="T65">宗疊型頻率 是 </text:span><text:span text:style-name="T72">Σ</text:span><text:span text:style-name="T165">j=1</text:span><text:span text:style-name="T106">n</text:span><text:span text:style-name="T72">(</text:span><text:span text:style-name="T165">j</text:span><text:span text:style-name="T71">m</text:span><text:span text:style-name="T72">)</text:span><text:span text:style-name="T65">個數值（</text:span><text:span text:style-name="T69">Hz</text:span><text:span text:style-name="T65">）</text:span><text:span text:style-name="T133">。</text:span></text:p>
                                            </text:list-item>
                                            <text:list-item>
                                              <text:p text:style-name="P81"><text:span text:style-name="T60">第</text:span><text:span text:style-name="T71">2</text:span><text:span text:style-name="T60">層的 第二種</text:span><text:span text:style-name="T65">宗疊型波 是 </text:span><text:span text:style-name="T72">Σ</text:span><text:span text:style-name="T165">j=1</text:span><text:span text:style-name="T106">n</text:span><text:span text:style-name="T72">(</text:span><text:span text:style-name="T165">j</text:span><text:span text:style-name="T71">m</text:span><text:span text:style-name="T72">)</text:span><text:span text:style-name="T65">個波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"><text:span text:style-name="T130">明顯例子，</text:span><text:span text:style-name="T123">假定，某一特定</text:span><text:span text:style-name="T23">RGB</text:span><text:span text:style-name="T123">影像</text:span><text:span text:style-name="T130">。</text:span></text:p>
                                  <text:list>
                                    <text:list-item>
                                      <text:p text:style-name="P33"><text:span text:style-name="T130">假定，該</text:span><text:span text:style-name="T59">RGB</text:span><text:span text:style-name="T130">影像的 某一特定象素值 是</text:span><text:span text:style-name="T59"> #</text:span><text:span text:style-name="T64">123456</text:span><text:span text:style-name="T130">。</text:span></text:p>
                                      <text:list>
                                        <text:list-item>
                                          <text:p text:style-name="P4">象素值 是 象素點的 值、數值、顏色。</text:p>
                                        </text:list-item>
                                        <text:list-item>
                                          <text:p text:style-name="P33"><text:span text:style-name="T130">象素值 是 #（</text:span><text:span text:style-name="T59">RGB</text:span><text:span text:style-name="T130">值）。</text:span></text:p>
                                        </text:list-item>
                                        <text:list-item>
                                          <text:p text:style-name="P4">象素值 是 #（紅色值）（綠色值）（藍色值）。</text:p>
                                          <text:list>
                                            <text:list-item>
                                              <text:p text:style-name="P33"><text:span text:style-name="T59">紅色值 =（</text:span><text:span text:style-name="T64">16進制 的）12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59">綠色值 =（</text:span><text:span text:style-name="T64">16進制 的）34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藍色值 =</text:span><text:span text:style-name="T59">（</text:span><text:span text:style-name="T64">16進制 的）56</text:span><text:span text:style-name="T130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"><text:span text:style-name="T59">RGB影像</text:span><text:span text:style-name="T51"> </text:span><text:span text:style-name="T73">↔</text:span><text:span text:style-name="T51"> 空間</text:span><text:span text:style-name="T130">。</text:span></text:p>
                                          <text:list>
                                            <text:list-item>
                                              <text:p text:style-name="P33"><text:span text:style-name="T130">象素點</text:span><text:span text:style-name="T51"> </text:span><text:span text:style-name="T103">↔</text:span><text:span text:style-name="T51"> 空間的 某一特定點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象素值</text:span><text:span text:style-name="T51"> </text:span><text:span text:style-name="T103">↔</text:span><text:span text:style-name="T51"> 該點的 某一特定宗疊型個體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象素值的 變化</text:span><text:span text:style-name="T51"> </text:span><text:span text:style-name="T103">↔</text:span><text:span text:style-name="T51"> 該宗疊型個體的 變化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象素值的 頻率</text:span><text:span text:style-name="T51"> </text:span><text:span text:style-name="T103">↔</text:span><text:span text:style-name="T51"> 第一種宗疊型頻率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130">象素值的 頻率 形成的 波</text:span><text:span text:style-name="T51"> </text:span><text:span text:style-name="T103">↔</text:span><text:span text:style-name="T51"> 第一種宗疊型波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59">紅色值</text:span><text:span text:style-name="T130">的 頻率 形成的 波</text:span><text:span text:style-name="T51"> </text:span><text:span text:style-name="T103">↔</text:span><text:span text:style-name="T51"> 紅色值的波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51">（紅色值的波、</text:span><text:span text:style-name="T74">綠色值的波、藍色值的波</text:span><text:span text:style-name="T51">）</text:span><text:span text:style-name="T103">↔</text:span><text:span text:style-name="T51"> 第二種宗疊型波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51">（紅色值、</text:span><text:span text:style-name="T74">綠色值、藍色值 </text:span><text:span text:style-name="T51">的 頻率）</text:span><text:span text:style-name="T103">↔</text:span><text:span text:style-name="T51"> 第二種宗疊型頻率</text:span><text:span text:style-name="T130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<text:span text:style-name="T59">假定，某一特定個體 把 該RGB影像 看作、等效於 ESL影像</text:span><text:span text:style-name="T130">。</text:span></text:p>
                                      <text:list>
                                        <text:list-item>
                                          <text:p text:style-name="P33"><text:span text:style-name="T130">該個體 </text:span><text:span text:style-name="T59">使用 ESL 描述 該RGB</text:span><text:span text:style-name="T130">影像。</text:span></text:p>
                                          <text:list>
                                            <text:list-item>
                                              <text:p text:style-name="P33"><text:span text:style-name="T59">E 是 色調值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59">S 是 濃度值</text:span><text:span text:style-name="T130">。</text:span></text:p>
                                            </text:list-item>
                                            <text:list-item>
                                              <text:p text:style-name="P33"><text:span text:style-name="T59">L 是 亮度值</text:span><text:span text:style-name="T130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"><text:span text:style-name="T130">已知，該象素（</text:span><text:span text:style-name="T59">RGB</text:span><text:span text:style-name="T130">）值 是</text:span><text:span text:style-name="T59"> #</text:span><text:span text:style-name="T64">123456</text:span><text:span text:style-name="T130">。</text:span></text:p>
                                          <text:list>
                                            <text:list-item>
                                              <text:p text:style-name="P33"><text:span text:style-name="T130">該象素（</text:span><text:span text:style-name="T75">ESL</text:span><text:span text:style-name="T130">）值 是</text:span><text:span text:style-name="T59"> #</text:span><text:span text:style-name="T75">8C9D31</text:span><text:span text:style-name="T130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"><text:span text:style-name="T130">該象素（</text:span><text:span text:style-name="T59">RGB</text:span><text:span text:style-name="T130">）值、該象素（</text:span><text:span text:style-name="T75">ESL</text:span><text:span text:style-name="T130">）值 頻率 相同。</text:span></text:p>
                                          <text:list>
                                            <text:list-item>
                                              <text:p text:style-name="P33"><text:span text:style-name="T51">第一種宗疊頻率，</text:span><text:span text:style-name="T130">該象素（</text:span><text:span text:style-name="T59">RGB</text:span><text:span text:style-name="T130">）值、該象素（</text:span><text:span text:style-name="T75">ESL</text:span><text:span text:style-name="T130">）值 相同。</text:span></text:p>
                                            </text:list-item>
                                            <text:list-item>
                                              <text:p text:style-name="P33"><text:span text:style-name="T51">第二種宗疊頻率，</text:span><text:span text:style-name="T130">該象素（</text:span><text:span text:style-name="T59">RGB</text:span><text:span text:style-name="T130">）值、該象素（</text:span><text:span text:style-name="T75">ESL</text:span><text:span text:style-name="T130">）值 相同。</text:span></text:p>
                                            </text:list-item>
                                            <text:list-item>
                                              <text:p text:style-name="P81"><text:span text:style-name="T51">第一種宗疊振幅，</text:span><text:span text:style-name="T130">該象素（</text:span><text:span text:style-name="T59">RGB</text:span><text:span text:style-name="T130">）、（</text:span><text:span text:style-name="T75">ESL</text:span><text:span text:style-name="T130">）值 有機率 不相同。</text:span></text:p>
                                            </text:list-item>
                                            <text:list-item>
                                              <text:p text:style-name="P81"><text:span text:style-name="T51">第二種宗疊振幅，</text:span><text:span text:style-name="T130">該象素（</text:span><text:span text:style-name="T59">RGB</text:span><text:span text:style-name="T130">）、（</text:span><text:span text:style-name="T75">ESL</text:span><text:span text:style-name="T130">）值 有機率 不相同。</text:span></text:p>
                                            </text:list-item>
                                            <text:list-item>
                                              <text:p text:style-name="P81"><text:span text:style-name="T51">第一種宗疊相位差，</text:span><text:span text:style-name="T130">該象素（</text:span><text:span text:style-name="T59">RGB</text:span><text:span text:style-name="T130">）、（</text:span><text:span text:style-name="T75">ESL</text:span><text:span text:style-name="T130">）值 有機率 不相同。</text:span></text:p>
                                            </text:list-item>
                                            <text:list-item>
                                              <text:p text:style-name="P81"><text:span text:style-name="T51">第二種宗疊相位差，</text:span><text:span text:style-name="T130">該象素（</text:span><text:span text:style-name="T59">RGB</text:span><text:span text:style-name="T130">）、（</text:span><text:span text:style-name="T75">ESL</text:span><text:span text:style-name="T130">）值 有機率 不相同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"><text:span text:style-name="T130">該象素（</text:span><text:span text:style-name="T59">RGB</text:span><text:span text:style-name="T130">）值、該象素（</text:span><text:span text:style-name="T75">ESL</text:span><text:span text:style-name="T130">）值 波 有機率 不相同。</text:span><text:span text:style-name="T169">（波 是 波形）</text:span></text:p>
                                          <text:list>
                                            <text:list-item>
                                              <text:p text:style-name="P33"><text:span text:style-name="T51">第一種宗疊型波，</text:span><text:span text:style-name="T130">該象素（</text:span><text:span text:style-name="T59">RGB</text:span><text:span text:style-name="T130">）、（</text:span><text:span text:style-name="T75">ESL</text:span><text:span text:style-name="T130">）值 有機率 不相同。</text:span></text:p>
                                            </text:list-item>
                                            <text:list-item>
                                              <text:p text:style-name="P33"><text:span text:style-name="T51">第二種宗疊型波，</text:span><text:span text:style-name="T130">該象素（</text:span><text:span text:style-name="T59">RGB</text:span><text:span text:style-name="T130">）、（</text:span><text:span text:style-name="T75">ESL</text:span><text:span text:style-name="T130">）值 有機率 不相同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宗速運動頻率。</text:p>
              <text:list>
                <text:list-item>
                  <text:p text:style-name="P5">明顯例子，水。</text:p>
                  <text:list>
                    <text:list-item>
                      <text:p text:style-name="P5">明顯例子，波態譜水、粒子態譜水、空間態譜水。</text:p>
                      <text:list>
                        <text:list-item>
                          <text:p text:style-name="P90"><text:span text:style-name="T134">前進速度，波態譜</text:span><text:span text:style-name="T76">水 &gt; 粒子態</text:span><text:span text:style-name="T134">譜</text:span><text:span text:style-name="T76">水 &gt; </text:span><text:span text:style-name="T134">空間態譜水。</text:span></text:p>
                        </text:list-item>
                        <text:list-item>
                          <text:p text:style-name="P90"><text:span text:style-name="T134">宗速運動頻率，波態譜</text:span><text:span text:style-name="T76">水 &lt; 粒子態</text:span><text:span text:style-name="T134">譜</text:span><text:span text:style-name="T76">水 &lt; </text:span><text:span text:style-name="T134">空間態譜水。</text:span></text:p>
                        </text:list-item>
                      </text:list>
                    </text:list-item>
                    <text:list-item>
                      <text:p text:style-name="P5">明顯例子，光態水、力態水、液態水、空間態水。</text:p>
                    </text:list-item>
                    <text:list-item>
                      <text:p text:style-name="P33"><text:span text:style-name="T134">明顯例子，</text:span><text:span text:style-name="T51">紅外線</text:span><text:span text:style-name="T49">型態水、紅光型態水</text:span><text:span text:style-name="T134">。</text:span></text:p>
                    </text:list-item>
                  </text:list>
                </text:list-item>
              </text:list>
            </text:list-item>
            <text:list-item>
              <text:p text:style-name="P5">已知，光電效應，電磁波 讓 電子 運動。</text:p>
              <text:list>
                <text:list-item>
                  <text:p text:style-name="P33"><text:span text:style-name="T134">已知，電子 運動，電流</text:span><text:span text:style-name="T76"> &gt; </text:span><text:span text:style-name="T77">0</text:span><text:span text:style-name="T135">。</text:span></text:p>
                </text:list-item>
                <text:list-item>
                  <text:p text:style-name="P33"><text:span text:style-name="T135">已知，電</text:span><text:span text:style-name="T77">流 </text:span><text:span text:style-name="T76">&gt; 0，會產生 磁場</text:span><text:span text:style-name="T134">。</text:span></text:p>
                </text:list-item>
                <text:list-item>
                  <text:p text:style-name="P6">已知，磁場 能夠帶動 馬達。</text:p>
                </text:list-item>
                <text:list-item>
                  <text:p text:style-name="P33"><text:span text:style-name="T134">電磁波</text:span><text:span text:style-name="T135"> 能夠帶動 馬達。</text:span></text:p>
                </text:list-item>
                <text:list-item>
                  <text:p text:style-name="P90"><text:span text:style-name="T134">已知，</text:span><text:span text:style-name="T25">宗速運動頻率，</text:span><text:span text:style-name="T134">加壓 等效於 </text:span><text:span text:style-name="T78">減</text:span><text:span text:style-name="T136">速度</text:span><text:span text:style-name="T25">運動</text:span><text:span text:style-name="T134">。</text:span></text:p>
                  <text:list>
                    <text:list-item>
                      <text:p text:style-name="P90"><text:span text:style-name="T25">宗速運動頻率</text:span><text:span text:style-name="T134">，減壓 等效於 加速度運動。</text:span></text:p>
                    </text:list-item>
                  </text:list>
                </text:list-item>
                <text:list-item>
                  <text:p text:style-name="P5">假定，第二個個體 是（人類 認定的）物質。</text:p>
                </text:list-item>
                <text:list-item>
                  <text:p text:style-name="P5">假定，第一個個體 減壓 第二個個體。</text:p>
                  <text:list>
                    <text:list-item>
                      <text:p text:style-name="P91">第二個個體 有機率變成 電磁波、（人類 認定的）能量。</text:p>
                    </text:list-item>
                    <text:list-item>
                      <text:p text:style-name="P5">第二個個體 有機率能夠帶動 馬達。</text:p>
                    </text:list-item>
                  </text:list>
                </text:list-item>
              </text:list>
            </text:list-item>
            <text:list-item>
              <text:p text:style-name="P5">紅移、紫移。</text:p>
              <text:list>
                <text:list-item>
                  <text:p text:style-name="P5">紅移 有 吸熱現象。</text:p>
                </text:list-item>
                <text:list-item>
                  <text:p text:style-name="P5">紫移 有 放熱現象。</text:p>
                  <text:list>
                    <text:list-item>
                      <text:p text:style-name="P33"><text:span text:style-name="T134">明顯例子，相態變化，攝氏</text:span><text:span text:style-name="T79">0度的液態水 變成 攝氏0</text:span><text:span text:style-name="T137">度的冰塊</text:span><text:span text:style-name="T134">。</text:span></text:p>
                      <text:list>
                        <text:list-item>
                          <text:p text:style-name="P5">在 該過程，有 放熱現象。</text:p>
                        </text:list-item>
                        <text:list-item>
                          <text:p text:style-name="P5">在 該過程，宗速運動頻率 增加。</text:p>
                        </text:list-item>
                        <text:list-item>
                          <text:p text:style-name="P5">在 該過程，宗態譜 紫移。</text:p>
                          <text:list>
                            <text:list-item>
                              <text:p text:style-name="P5">明顯例子，粒子態的液態 變成 粒子態的固態。</text:p>
                            </text:list-item>
                            <text:list-item>
                              <text:p text:style-name="P5">抽象例子，波態 變成 粒子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<text:span text:style-name="T76">明顯例子，溫度變化，攝氏</text:span><text:span text:style-name="T80">0度的冰塊 變成 攝氏-10度的冰塊</text:span><text:span text:style-name="T134">。</text:span></text:p>
                      <text:list>
                        <text:list-item>
                          <text:p text:style-name="P5">在 該過程，有 放熱現象。</text:p>
                        </text:list-item>
                        <text:list-item>
                          <text:p text:style-name="P5">在 該過程，宗速運動頻率 增加。</text:p>
                        </text:list-item>
                        <text:list-item>
                          <text:p text:style-name="P5">在 該過程，宗態譜 紫移。</text:p>
                          <text:list>
                            <text:list-item>
                              <text:p text:style-name="P5">明顯例子，粒子態的高溫液態 變成 粒子態的低溫液態。</text:p>
                            </text:list-item>
                            <text:list-item>
                              <text:p text:style-name="P5">抽象例子，高溫粒子態 變成 低溫粒子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<text:span text:style-name="T134">宗態譜</text:span><text:span text:style-name="T51"> = 宗量層級 </text:span><text:span text:style-name="T103">↔</text:span><text:span text:style-name="T51"> 宗量層級的 明顯例子 </text:span><text:span text:style-name="T103">↔</text:span><text:span text:style-name="T51"> 相態</text:span><text:span text:style-name="T134">。</text:span></text:p>
              <text:list>
                <text:list-item>
                  <text:p text:style-name="P33"><text:span text:style-name="T138">明顯例子，</text:span><text:span text:style-name="T76">第</text:span><text:span text:style-name="T81">a層級宗態譜個體</text:span><text:span text:style-name="T51"> = &lt;?</text:span><text:span text:style-name="T81">a&gt;個體</text:span><text:span text:style-name="T51"> </text:span><text:span text:style-name="T103">↔</text:span><text:span text:style-name="T51"> 明顯例子 </text:span><text:span text:style-name="T103">↔</text:span><text:span text:style-name="T51"> 第</text:span><text:span text:style-name="T81">a層級相態個體</text:span><text:span text:style-name="T138">。</text:span></text:p>
                  <text:list>
                    <text:list-item>
                      <text:p text:style-name="P90"><text:span text:style-name="T82">a 越大，宗速運動頻率 越高，前進速度 越慢</text:span><text:span text:style-name="T138">。</text:span></text:p>
                    </text:list-item>
                  </text:list>
                </text:list-item>
                <text:list-item>
                  <text:p text:style-name="P33"><text:span text:style-name="T138">明顯例子，</text:span><text:span text:style-name="T76">第</text:span><text:span text:style-name="T83">-</text:span><text:span text:style-name="T84">1</text:span><text:span text:style-name="T81">層級宗態譜個體</text:span><text:span text:style-name="T51"> = &lt;?</text:span><text:span text:style-name="T83">-</text:span><text:span text:style-name="T84">1</text:span><text:span text:style-name="T81">&gt;個體</text:span><text:span text:style-name="T51"> </text:span><text:span text:style-name="T103">↔</text:span><text:span text:style-name="T51"> ？？？ </text:span><text:span text:style-name="T103">↔</text:span><text:span text:style-name="T51"> 第</text:span><text:span text:style-name="T83">-</text:span><text:span text:style-name="T84">1</text:span><text:span text:style-name="T81">層級相態個體</text:span><text:span text:style-name="T138">。</text:span></text:p>
                </text:list-item>
                <text:list-item>
                  <text:p text:style-name="P90"><text:span text:style-name="T138">明顯例子，？？？</text:span><text:span text:style-name="T85">態譜個體</text:span><text:span text:style-name="T51"> = &lt;?</text:span><text:span text:style-name="T86">0</text:span><text:span text:style-name="T81">&gt;個體</text:span><text:span text:style-name="T51"> </text:span><text:span text:style-name="T103">↔</text:span><text:span text:style-name="T51"> </text:span><text:span text:style-name="T81">？？？</text:span><text:span text:style-name="T51"> </text:span><text:span text:style-name="T103">↔</text:span><text:span text:style-name="T51"> 電漿態</text:span><text:span text:style-name="T81">個體</text:span><text:span text:style-name="T138">。</text:span></text:p>
                </text:list-item>
                <text:list-item>
                  <text:p text:style-name="P90"><text:span text:style-name="T138">明顯例子，</text:span><text:span text:style-name="T85">波態譜個體</text:span><text:span text:style-name="T51"> = &lt;?</text:span><text:span text:style-name="T81">1&gt;個體</text:span><text:span text:style-name="T51"> </text:span><text:span text:style-name="T103">↔</text:span><text:span text:style-name="T51"> 光、力、（人類 認定的）</text:span><text:span text:style-name="T81">能量</text:span><text:span text:style-name="T51"> </text:span><text:span text:style-name="T103">↔</text:span><text:span text:style-name="T51"> 氣態</text:span><text:span text:style-name="T81">個體</text:span><text:span text:style-name="T138">。</text:span></text:p>
                </text:list-item>
                <text:list-item>
                  <text:p text:style-name="P90"><text:span text:style-name="T138">明顯例子，</text:span><text:span text:style-name="T81">粒子態譜個體</text:span><text:span text:style-name="T51"> = &lt;?</text:span><text:span text:style-name="T81">2&gt;個體</text:span><text:span text:style-name="T51"> </text:span><text:span text:style-name="T103">↔</text:span><text:span text:style-name="T51"> 人類、（人類 認定的）</text:span><text:span text:style-name="T81">物質</text:span><text:span text:style-name="T51"> </text:span><text:span text:style-name="T103">↔</text:span><text:span text:style-name="T51"> 液態</text:span><text:span text:style-name="T81">個體</text:span><text:span text:style-name="T138">。</text:span></text:p>
                </text:list-item>
                <text:list-item>
                  <text:p text:style-name="P90"><text:span text:style-name="T138">明顯例子，空間</text:span><text:span text:style-name="T81">態譜個體</text:span><text:span text:style-name="T51"> = &lt;?</text:span><text:span text:style-name="T87">3</text:span><text:span text:style-name="T81">&gt;個體</text:span><text:span text:style-name="T51"> </text:span><text:span text:style-name="T103">↔</text:span><text:span text:style-name="T51"> </text:span><text:span text:style-name="T81">空間</text:span><text:span text:style-name="T51">、（人類 認定的）乙太 </text:span><text:span text:style-name="T103">↔</text:span><text:span text:style-name="T51"> 固態</text:span><text:span text:style-name="T81">個體</text:span><text:span text:style-name="T138">。</text:span></text:p>
                </text:list-item>
                <text:list-item>
                  <text:p text:style-name="P33"><text:span text:style-name="T138">明顯例子，</text:span><text:span text:style-name="T76">第</text:span><text:span text:style-name="T83">4</text:span><text:span text:style-name="T81">層級宗態譜個體</text:span><text:span text:style-name="T51"> = &lt;?</text:span><text:span text:style-name="T83">4</text:span><text:span text:style-name="T81">&gt;個體</text:span><text:span text:style-name="T51"> </text:span><text:span text:style-name="T103">↔</text:span><text:span text:style-name="T51"> ？？？ </text:span><text:span text:style-name="T103">↔</text:span><text:span text:style-name="T51"> 第</text:span><text:span text:style-name="T83">4</text:span><text:span text:style-name="T81">層級相態個體</text:span><text:span text:style-name="T138">。</text:span></text:p>
                </text:list-item>
              </text:list>
            </text:list-item>
          </text:list>
        </text:list-item>
        <text:list-item>
          <text:p text:style-name="P78"><text:bookmark-start text:name="三稜鏡"/>三稜鏡<text:bookmark-end text:name="三稜鏡"/></text:p>
          <text:list>
            <text:list-item>
              <text:p text:style-name="P7">明顯例子，假定，光 從 空氣 進入 三稜鏡。</text:p>
              <text:list>
                <text:list-item>
                  <text:p text:style-name="P7">三稜鏡 反射、折射 光。</text:p>
                  <text:list>
                    <text:list-item>
                      <text:p text:style-name="P7">（一部分的）光（反射）反彈（回到 空氣）。</text:p>
                    </text:list-item>
                    <text:list-item>
                      <text:p text:style-name="P7">（一部分的）光（折射）進入 三稜鏡。</text:p>
                    </text:list-item>
                  </text:list>
                </text:list-item>
                <text:list-item>
                  <text:p text:style-name="P7">明顯例子，作用力與反作用力。</text:p>
                </text:list-item>
                <text:list-item>
                  <text:p text:style-name="P7">明顯例子，假定，魚缸 裡面有 水。</text:p>
                  <text:list>
                    <text:list-item>
                      <text:p text:style-name="P7">假定，魚 跳出 水面。</text:p>
                    </text:list-item>
                    <text:list-item>
                      <text:p text:style-name="P7">水波 向外擴散。</text:p>
                    </text:list-item>
                    <text:list-item>
                      <text:p text:style-name="P7">水波 碰到 魚缸。</text:p>
                      <text:list>
                        <text:list-item>
                          <text:p text:style-name="P7">水波（一部分的 力 反射）反彈（回到 水）。</text:p>
                        </text:list-item>
                        <text:list-item>
                          <text:p text:style-name="P7">水波（一部分）的 力（折射）進入 魚缸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明顯例子，假定，光 從 三稜鏡 進入 空氣。</text:p>
              <text:list>
                <text:list-item>
                  <text:p text:style-name="P7">三稜鏡 反射、折射 光。</text:p>
                  <text:list>
                    <text:list-item>
                      <text:p text:style-name="P7">（一部分的）光（反射）反彈（回到 空氣）。</text:p>
                    </text:list-item>
                    <text:list-item>
                      <text:p text:style-name="P7">（一部分的）光（折射）進入 空氣。</text:p>
                    </text:list-item>
                  </text:list>
                </text:list-item>
                <text:list-item>
                  <text:p text:style-name="P7">明顯例子，作用力與反作用力。</text:p>
                </text:list-item>
                <text:list-item>
                  <text:p text:style-name="P7">明顯例子，假定，魚缸 裡面有 水。</text:p>
                  <text:list>
                    <text:list-item>
                      <text:p text:style-name="P7">假定，某一特定個體 敲擊 魚缸。</text:p>
                    </text:list-item>
                    <text:list-item>
                      <text:p text:style-name="P7">一部分的 力（反射）反彈（回到）該個體。</text:p>
                    </text:list-item>
                    <text:list-item>
                      <text:p text:style-name="P7">一部分的 力 從 魚缸（折射）進入 水。</text:p>
                      <text:list>
                        <text:list-item>
                          <text:p text:style-name="P7">產生 水波 現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位力場"/>位力場<text:bookmark-end text:name="位力場"/></text:p>
          <text:list>
            <text:list-item>
              <text:p text:style-name="P7">明顯例子，假定，球 加速度運動。</text:p>
              <text:list>
                <text:list-item>
                  <text:p text:style-name="P7">球 產生 <text:span text:style-name="T1">位力場、重力波</text:span>。</text:p>
                  <text:list>
                    <text:list-item>
                      <text:p text:style-name="P7"><text:span text:style-name="T1">重力波 </text:span>以 同心圓 擴散。</text:p>
                    </text:list-item>
                    <text:list-item>
                      <text:p text:style-name="P7">加速度運動<text:span text:style-name="T22"> </text:span><text:span text:style-name="T103">↔</text:span><text:span text:style-name="T22"> 電流 變化</text:span>。</text:p>
                      <text:list>
                        <text:list-item>
                          <text:p text:style-name="P7"><text:span text:style-name="T1">位力場</text:span><text:span text:style-name="T22"> </text:span><text:span text:style-name="T103">↔</text:span><text:span text:style-name="T22"> 電磁場</text:span>。</text:p>
                        </text:list-item>
                        <text:list-item>
                          <text:p text:style-name="P7"><text:span text:style-name="T22">重力波 </text:span><text:span text:style-name="T103">↔</text:span><text:span text:style-name="T22"> 電磁波</text:span>。</text:p>
                        </text:list-item>
                        <text:list-item>
                          <text:p text:style-name="P7">力極<text:span text:style-name="T22"> </text:span><text:span text:style-name="T103">↔</text:span><text:span text:style-name="T22"> 磁極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明顯例子，假定，某一特定個體 上下擺動 繩子。</text:p>
              <text:list>
                <text:list-item>
                  <text:p text:style-name="P7">該個體 產生 <text:span text:style-name="T1">位力場</text:span>。</text:p>
                </text:list-item>
                <text:list-item>
                  <text:p text:style-name="P7">繩子 產生 <text:span text:style-name="T1">位力場</text:span>。</text:p>
                </text:list-item>
              </text:list>
            </text:list-item>
          </text:list>
        </text:list-item>
        <text:list-item>
          <text:p text:style-name="P7"><text:bookmark-start text:name="F=ma"/><text:span text:style-name="T3">F=</text:span><text:span text:style-name="T4">ma</text:span><text:bookmark-end text:name="F=ma"/></text:p>
          <text:list>
            <text:list-item>
              <text:p text:style-name="P7"><text:span text:style-name="T4">已知，P </text:span><text:span text:style-name="T5">= m * v</text:span><text:span text:style-name="T4">。</text:span></text:p>
              <text:list>
                <text:list-item>
                  <text:p text:style-name="P9"><text:span text:style-name="T4">已知，</text:span><text:span text:style-name="T2">v = S / t。</text:span></text:p>
                </text:list-item>
                <text:list-item>
                  <text:p text:style-name="P44">已知，a = v / t。</text:p>
                </text:list-item>
                <text:list-item>
                  <text:p text:style-name="P44">已知，F = m * a。</text:p>
                </text:list-item>
                <text:list-item>
                  <text:p text:style-name="P44">已知，P = F * t。</text:p>
                </text:list-item>
                <text:list-item>
                  <text:p text:style-name="P9"><text:span text:style-name="T4">P </text:span><text:span text:style-name="T2">= m * S / t。</text:span></text:p>
                </text:list-item>
                <text:list-item>
                  <text:p text:style-name="P44">P * t = m * S。</text:p>
                  <text:list>
                    <text:list-item>
                      <text:p text:style-name="P45">t 是 時間。</text:p>
                    </text:list-item>
                    <text:list-item>
                      <text:p text:style-name="P45">S 是 位移量。</text:p>
                    </text:list-item>
                    <text:list-item>
                      <text:p text:style-name="P18"><text:span text:style-name="T2">（斜率=P）的 斜直線 =（斜率=</text:span><text:span text:style-name="T8">m</text:span><text:span text:style-name="T2">）的 斜直線。</text:span></text:p>
                      <text:list>
                        <text:list-item>
                          <text:p text:style-name="P18"><text:span text:style-name="T2">假定，P = </text:span><text:span text:style-name="T11">a</text:span><text:span text:style-name="T5"> / t</text:span><text:span text:style-name="T2">。</text:span></text:p>
                          <text:list>
                            <text:list-item>
                              <text:p text:style-name="P18"><text:span text:style-name="T5">m</text:span><text:span text:style-name="T2"> = </text:span><text:span text:style-name="T11">a</text:span><text:span text:style-name="T5"> / S</text:span><text:span text:style-name="T2">。</text:span></text:p>
                            </text:list-item>
                            <text:list-item>
                              <text:p text:style-name="P18"><text:span text:style-name="T2">(數值=</text:span><text:span text:style-name="T11">a)的 直線 = </text:span><text:span text:style-name="T2">(數值=</text:span><text:span text:style-name="T11">a)的 直線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函數。</text:p>
                      <text:list>
                        <text:list-item>
                          <text:p text:style-name="P18"><text:span text:style-name="T11">假定，</text:span><text:span text:style-name="T20">f(t) = </text:span><text:span text:style-name="T5">P * t</text:span><text:span text:style-name="T11">。</text:span></text:p>
                        </text:list-item>
                        <text:list-item>
                          <text:p text:style-name="P18"><text:span text:style-name="T11">假定，</text:span><text:span text:style-name="T20">F(S) = </text:span><text:span text:style-name="T5">m * S</text:span><text:span text:style-name="T11">。</text:span></text:p>
                        </text:list-item>
                      </text:list>
                    </text:list-item>
                    <text:list-item>
                      <text:p text:style-name="P44">域。</text:p>
                      <text:list>
                        <text:list-item>
                          <text:p text:style-name="P9"><text:span text:style-name="T2">時域</text:span><text:span text:style-name="T22"> </text:span><text:span text:style-name="T103">↔</text:span><text:span text:style-name="T22"> </text:span><text:span text:style-name="T2">空間域。</text:span></text:p>
                          <text:list>
                            <text:list-item>
                              <text:p text:style-name="P9"><text:span text:style-name="T7">f(t)</text:span><text:span text:style-name="T22"> </text:span><text:span text:style-name="T103">↔</text:span><text:span text:style-name="T22"> </text:span><text:span text:style-name="T7">F(S)</text:span><text:span text:style-name="T2">。</text:span></text:p>
                            </text:list-item>
                            <text:list-item>
                              <text:p text:style-name="P44">時間、空間 是 線性關係。</text:p>
                              <text:list>
                                <text:list-item>
                                  <text:p text:style-name="P9"><text:span text:style-name="T10">3</text:span><text:span text:style-name="T2">維空間 映射到 </text:span><text:span text:style-name="T10">3</text:span><text:span text:style-name="T2">維時間。</text:span></text:p>
                                  <text:list>
                                    <text:list-item>
                                      <text:p text:style-name="P10"><text:span text:style-name="T2">已知，</text:span><text:span text:style-name="T10">3</text:span><text:span text:style-name="T2">維時間。</text:span></text:p>
                                    </text:list-item>
                                    <text:list-item>
                                      <text:p text:style-name="P10"><text:span text:style-name="T2">已知，F = m * a。</text:span></text:p>
                                    </text:list-item>
                                    <text:list-item>
                                      <text:p text:style-name="P10"><text:span text:style-name="T2">F = (m * </text:span><text:span text:style-name="T7">S)</text:span><text:span text:style-name="T2"> / t</text:span><text:span text:style-name="T107">2</text:span><text:span text:style-name="T2">。</text:span></text:p>
                                      <text:list>
                                        <text:list-item>
                                          <text:p text:style-name="P11"><text:span text:style-name="T2">t</text:span><text:span text:style-name="T107">2</text:span><text:span text:style-name="T2"> = 時間域</text:span><text:span text:style-name="T11">的 表面積比值</text:span><text:span text:style-name="T2">。</text:span></text:p>
                                          <text:list>
                                            <text:list-item>
                                              <text:p text:style-name="P14"><text:span text:style-name="T2">時間域，</text:span><text:span text:style-name="T10">3</text:span><text:span text:style-name="T2">維同心圓 擴散，表面積比值 是 </text:span><text:span text:style-name="T96">(1*1):(t*t)= 1:</text:span><text:span text:style-name="T2">t</text:span><text:span text:style-name="T107">2</text:span><text:span text:style-name="T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"><text:span text:style-name="T2">m * </text:span><text:span text:style-name="T7">S</text:span><text:span text:style-name="T2"> = </text:span><text:span text:style-name="T22">質量</text:span><text:span text:style-name="T13">位移</text:span><text:span text:style-name="T2">。</text:span></text:p>
                                          <text:list>
                                            <text:list-item>
                                              <text:p text:style-name="P12"><text:span text:style-name="T22">質量</text:span><text:span text:style-name="T13">位移</text:span><text:span text:style-name="T2"> 是（</text:span><text:span text:style-name="T22">質量</text:span><text:span text:style-name="T2"> * </text:span><text:span text:style-name="T13">位移</text:span><text:span text:style-name="T2">）的 簡稱、暫時稱呼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"><text:span text:style-name="T2">已知，</text:span><text:span text:style-name="T97">F = G * M * m / r</text:span><text:span text:style-name="T108">2</text:span><text:span text:style-name="T2">。</text:span></text:p>
                                          <text:list>
                                            <text:list-item>
                                              <text:p text:style-name="P15"><text:span text:style-name="T2">(m * </text:span><text:span text:style-name="T7">S)</text:span><text:span text:style-name="T2"> / t</text:span><text:span text:style-name="T107">2</text:span><text:span text:style-name="T97"> = G * M * m / r</text:span><text:span text:style-name="T108">2</text:span><text:span text:style-name="T2">。</text:span></text:p>
                                            </text:list-item>
                                            <text:list-item>
                                              <text:p text:style-name="P15"><text:span text:style-name="T7">S</text:span><text:span text:style-name="T2"> / t</text:span><text:span text:style-name="T107">2</text:span><text:span text:style-name="T97"> = G * M / r</text:span><text:span text:style-name="T108">2</text:span><text:span text:style-name="T2">。</text:span></text:p>
                                            </text:list-item>
                                            <text:list-item>
                                              <text:p text:style-name="P25"><text:span text:style-name="T97">r </text:span><text:span text:style-name="T2">= 假想距離。</text:span></text:p>
                                            </text:list-item>
                                            <text:list-item>
                                              <text:p text:style-name="P15"><text:span text:style-name="T97">M =</text:span><text:span text:style-name="T98">（</text:span><text:span text:style-name="T97">跟 </text:span><text:span text:style-name="T98">m 距離 r 的）假想質量</text:span><text:span text:style-name="T2">。</text:span></text:p>
                                            </text:list-item>
                                            <text:list-item>
                                              <text:p text:style-name="P16"><text:span text:style-name="T2">空間域的 單位表面積的 質量 = </text:span><text:span text:style-name="T97">M / r</text:span><text:span text:style-name="T108">2</text:span><text:span text:style-name="T2">。</text:span></text:p>
                                            </text:list-item>
                                            <text:list-item>
                                              <text:p text:style-name="P16"><text:span text:style-name="T2">時間域的 單位表面積的 位移量 = </text:span><text:span text:style-name="T7">S</text:span><text:span text:style-name="T2"> / t</text:span><text:span text:style-name="T107">2</text:span><text:span text:style-name="T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"><text:span text:style-name="T2">假定，某一特定個體 生存、生活 在 </text:span><text:span text:style-name="T9">n維空間。</text:span></text:p>
                                  <text:list>
                                    <text:list-item>
                                      <text:p text:style-name="P9"><text:span text:style-name="T9">該個體</text:span><text:span text:style-name="T2"> 生存、生活 在 </text:span><text:span text:style-name="T9">n維</text:span><text:span text:style-name="T2">時間</text:span><text:span text:style-name="T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<text:span text:style-name="T2">時域</text:span><text:span text:style-name="T22"> </text:span><text:span text:style-name="T103">↔</text:span><text:span text:style-name="T22"> 質量</text:span><text:span text:style-name="T2">域。</text:span></text:p>
                          <text:list>
                            <text:list-item>
                              <text:p text:style-name="P9"><text:span text:style-name="T7">f(t)</text:span><text:span text:style-name="T22"> </text:span><text:span text:style-name="T103">↔</text:span><text:span text:style-name="T22"> </text:span><text:span text:style-name="T7">F(</text:span><text:span text:style-name="T15">m</text:span><text:span text:style-name="T7">)</text:span><text:span text:style-name="T2">。</text:span></text:p>
                            </text:list-item>
                            <text:list-item>
                              <text:p text:style-name="P9"><text:span text:style-name="T2">時間、</text:span><text:span text:style-name="T22">質量</text:span><text:span text:style-name="T2"> 是 線性關係。</text:span></text:p>
                            </text:list-item>
                          </text:list>
                        </text:list-item>
                        <text:list-item>
                          <text:p text:style-name="P17"><text:span text:style-name="T182">動量</text:span><text:span text:style-name="T2">域</text:span><text:span text:style-name="T22"> </text:span><text:span text:style-name="T103">↔</text:span><text:span text:style-name="T22"> </text:span><text:span text:style-name="T2">空間域</text:span><text:span text:style-name="T9">。</text:span></text:p>
                          <text:list>
                            <text:list-item>
                              <text:p text:style-name="P9"><text:span text:style-name="T7">f(P)</text:span><text:span text:style-name="T22"> </text:span><text:span text:style-name="T103">↔</text:span><text:span text:style-name="T22"> </text:span><text:span text:style-name="T7">F(</text:span><text:span text:style-name="T15">S</text:span><text:span text:style-name="T7">)</text:span><text:span text:style-name="T9">。</text:span></text:p>
                            </text:list-item>
                            <text:list-item>
                              <text:p text:style-name="P17"><text:span text:style-name="T182">動量</text:span><text:span text:style-name="T2">、空間 是 線性關係</text:span><text:span text:style-name="T9">。</text:span></text:p>
                            </text:list-item>
                          </text:list>
                        </text:list-item>
                        <text:list-item>
                          <text:p text:style-name="P17"><text:span text:style-name="T182">動量</text:span><text:span text:style-name="T2">域</text:span><text:span text:style-name="T22"> </text:span><text:span text:style-name="T103">↔</text:span><text:span text:style-name="T22"> 質量</text:span><text:span text:style-name="T2">域</text:span><text:span text:style-name="T9">。</text:span></text:p>
                          <text:list>
                            <text:list-item>
                              <text:p text:style-name="P9"><text:span text:style-name="T7">f(P)</text:span><text:span text:style-name="T22"> </text:span><text:span text:style-name="T103">↔</text:span><text:span text:style-name="T22"> </text:span><text:span text:style-name="T7">F(</text:span><text:span text:style-name="T15">m</text:span><text:span text:style-name="T7">)</text:span><text:span text:style-name="T9">。</text:span></text:p>
                            </text:list-item>
                            <text:list-item>
                              <text:p text:style-name="P17"><text:span text:style-name="T182">動量</text:span><text:span text:style-name="T9">、</text:span><text:span text:style-name="T22">質量</text:span><text:span text:style-name="T9"> 是 線性關係。</text:span></text:p>
                            </text:list-item>
                          </text:list>
                        </text:list-item>
                        <text:list-item>
                          <text:p text:style-name="P9"><text:span text:style-name="T2">明顯例子，傅立葉轉換，時域 →</text:span><text:span text:style-name="T6"> 頻域。</text:span></text:p>
                          <text:list>
                            <text:list-item>
                              <text:p text:style-name="P9"><text:span text:style-name="T7">f(t) → F(s)</text:span><text:span text:style-name="T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2">P * t = </text:span><text:span text:style-name="T182">動量</text:span><text:span text:style-name="T2">時間</text:span><text:span text:style-name="T6">。</text:span></text:p>
                      <text:list>
                        <text:list-item>
                          <text:p text:style-name="P17"><text:span text:style-name="T182">動量</text:span><text:span text:style-name="T2">時間</text:span><text:span text:style-name="T6"> = </text:span><text:span text:style-name="T2">m * S</text:span><text:span text:style-name="T6">。</text:span></text:p>
                          <text:list>
                            <text:list-item>
                              <text:p text:style-name="P17"><text:span text:style-name="T182">動量</text:span><text:span text:style-name="T2">時間 是（</text:span><text:span text:style-name="T182">動量</text:span><text:span text:style-name="T2"> * 時間）的 簡稱、暫時稱呼</text:span><text:span text:style-name="T6">。</text:span></text:p>
                            </text:list-item>
                            <text:list-item>
                              <text:p text:style-name="P17"><text:span text:style-name="T182">動量</text:span><text:span text:style-name="T2">時間</text:span><text:span text:style-name="T13"> = </text:span><text:span text:style-name="T2">P 時</text:span><text:span text:style-name="T13">移</text:span><text:span text:style-name="T2"> t秒</text:span><text:span text:style-name="T6">。</text:span></text:p>
                            </text:list-item>
                            <text:list-item>
                              <text:p text:style-name="P13"><text:span text:style-name="T22">質量</text:span><text:span text:style-name="T13">位移 = </text:span><text:span text:style-name="T14">m公斤</text:span><text:span text:style-name="T2"> </text:span><text:span text:style-name="T13">位移</text:span><text:span text:style-name="T2"> S公尺</text:span><text:span text:style-name="T6">。</text:span></text:p>
                            </text:list-item>
                            <text:list-item>
                              <text:p text:style-name="P17"><text:span text:style-name="T182">動量</text:span><text:span text:style-name="T2">時間</text:span><text:span text:style-name="T13"> = </text:span><text:span text:style-name="T22">質量</text:span><text:span text:style-name="T13">位移</text:span><text:span text:style-name="T6">。</text:span></text:p>
                            </text:list-item>
                            <text:list-item>
                              <text:p text:style-name="P19"><text:span text:style-name="T6">假定，</text:span><text:span text:style-name="T5">P</text:span><text:span text:style-name="T13"> = </text:span><text:span text:style-name="T2">x</text:span><text:span text:style-name="T5"> * m</text:span><text:span text:style-name="T6">。</text:span></text:p>
                              <text:list>
                                <text:list-item>
                                  <text:p text:style-name="P19"><text:span text:style-name="T2">x</text:span><text:span text:style-name="T5"> * m * t = m * S</text:span><text:span text:style-name="T6">。</text:span></text:p>
                                </text:list-item>
                                <text:list-item>
                                  <text:p text:style-name="P19"><text:span text:style-name="T5">S = </text:span><text:span text:style-name="T2">x</text:span><text:span text:style-name="T5"> * t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84"><text:span text:style-name="T6">已知，E</text:span><text:span text:style-name="T13"> = </text:span><text:span text:style-name="T14">m</text:span><text:span text:style-name="T2"> * </text:span><text:span text:style-name="T21">c</text:span><text:span text:style-name="T105">2</text:span><text:span text:style-name="T6">。</text:span></text:p>
                              <text:list>
                                <text:list-item>
                                  <text:p text:style-name="P84"><text:span text:style-name="T6">假定，</text:span><text:span text:style-name="T2">P</text:span><text:span text:style-name="T13"> = </text:span><text:span text:style-name="T6">E，有機率 不相等，因為 單位不同。</text:span></text:p>
                                </text:list-item>
                                <text:list-item>
                                  <text:p text:style-name="P84"><text:span text:style-name="T14">m</text:span><text:span text:style-name="T2"> * </text:span><text:span text:style-name="T21">c</text:span><text:span text:style-name="T105">2</text:span><text:span text:style-name="T2"> * t</text:span><text:span text:style-name="T13"> = </text:span><text:span text:style-name="T2">m * S</text:span><text:span text:style-name="T6">。</text:span></text:p>
                                </text:list-item>
                                <text:list-item>
                                  <text:p text:style-name="P84"><text:span text:style-name="T2">S</text:span><text:span text:style-name="T13"> =</text:span><text:span text:style-name="T2"> t * </text:span><text:span text:style-name="T21">c</text:span><text:span text:style-name="T105">2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<text:span text:style-name="T13">m =</text:span><text:span text:style-name="T12">（</text:span><text:span text:style-name="T182">動量</text:span><text:span text:style-name="T2">時間</text:span><text:span text:style-name="T13"> / 位移量</text:span><text:span text:style-name="T12">）= 單位位移量的（平均）</text:span><text:span text:style-name="T182">動量</text:span><text:span text:style-name="T6">。</text:span></text:p>
                        </text:list-item>
                        <text:list-item>
                          <text:p text:style-name="P17"><text:span text:style-name="T14">m =</text:span><text:span text:style-name="T6">（</text:span><text:span text:style-name="T182">動量</text:span><text:span text:style-name="T2">時間</text:span><text:span text:style-name="T6"> 對 位移量 微分</text:span><text:span text:style-name="T12">）</text:span><text:span text:style-name="T6">= 單位位移量的（瞬間）</text:span><text:span text:style-name="T182">動量</text:span><text:span text:style-name="T6">。</text:span></text:p>
                        </text:list-item>
                      </text:list>
                    </text:list-item>
                    <text:list-item>
                      <text:p text:style-name="P17"><text:span text:style-name="T6">已知，</text:span><text:span text:style-name="T2">P * t = </text:span><text:span text:style-name="T182">動量</text:span><text:span text:style-name="T2">時間</text:span><text:span text:style-name="T6"> = </text:span><text:span text:style-name="T2">m * S</text:span><text:span text:style-name="T6">。</text:span></text:p>
                      <text:list>
                        <text:list-item>
                          <text:p text:style-name="P17"><text:span text:style-name="T182">動量</text:span><text:span text:style-name="T2">時間 = 持續 </text:span><text:span text:style-name="T16">t秒的</text:span><text:span text:style-name="T12">（平均）</text:span><text:span text:style-name="T182">動量</text:span><text:span text:style-name="T16"> 累積、消耗</text:span><text:span text:style-name="T6">。</text:span></text:p>
                        </text:list-item>
                        <text:list-item>
                          <text:p text:style-name="P17"><text:span text:style-name="T6">假定，</text:span><text:span text:style-name="T182">動量</text:span><text:span text:style-name="T6"> &gt; </text:span><text:span text:style-name="T15">0 &gt; </text:span><text:span text:style-name="T182">動量</text:span><text:span text:style-name="T2">時間</text:span><text:span text:style-name="T6">。</text:span></text:p>
                          <text:list>
                            <text:list-item>
                              <text:p text:style-name="P9"><text:span text:style-name="T19">時間 &lt; 0</text:span><text:span text:style-name="T6">。</text:span></text:p>
                            </text:list-item>
                          </text:list>
                        </text:list-item>
                        <text:list-item>
                          <text:p text:style-name="P17"><text:span text:style-name="T6">假定，</text:span><text:span text:style-name="T182">動量</text:span><text:span text:style-name="T2">時間</text:span><text:span text:style-name="T6">變化 &gt; </text:span><text:span text:style-name="T15">0</text:span><text:span text:style-name="T6">。</text:span></text:p>
                          <text:list>
                            <text:list-item>
                              <text:p text:style-name="P17"><text:span text:style-name="T6">假定，</text:span><text:span text:style-name="T182">動量</text:span><text:span text:style-name="T6">變化 &gt;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&gt;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6">假定，</text:span><text:span text:style-name="T182">動量</text:span><text:span text:style-name="T6">變化 =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= </text:span><text:span text:style-name="T111">∞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6">假定，</text:span><text:span text:style-name="T182">動量</text:span><text:span text:style-name="T6">變化 &lt;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&lt; 0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<text:span text:style-name="T6">假定，</text:span><text:span text:style-name="T182">動量</text:span><text:span text:style-name="T6">變化 &gt; </text:span><text:span text:style-name="T15">0 &gt; </text:span><text:span text:style-name="T182">動量</text:span><text:span text:style-name="T2">時間</text:span><text:span text:style-name="T6">變化。</text:span></text:p>
                          <text:list>
                            <text:list-item>
                              <text:p text:style-name="P9"><text:span text:style-name="T19">時間</text:span><text:span text:style-name="T6">變化</text:span><text:span text:style-name="T19"> &lt; 0</text:span><text:span text:style-name="T6">。</text:span></text:p>
                            </text:list-item>
                          </text:list>
                        </text:list-item>
                        <text:list-item>
                          <text:p text:style-name="P17"><text:span text:style-name="T6">假定，</text:span><text:span text:style-name="T182">動量</text:span><text:span text:style-name="T2">時間</text:span><text:span text:style-name="T6">變化 = </text:span><text:span text:style-name="T15">0</text:span><text:span text:style-name="T6">。</text:span></text:p>
                          <text:list>
                            <text:list-item>
                              <text:p text:style-name="P17"><text:span text:style-name="T6">假定，</text:span><text:span text:style-name="T182">動量</text:span><text:span text:style-name="T6">變化 不等於 </text:span><text:span text:style-name="T15">0</text:span><text:span text:style-name="T6">。</text:span></text:p>
                              <text:list>
                                <text:list-item>
                                  <text:p text:style-name="P9"><text:span text:style-name="T19">時間</text:span><text:span text:style-name="T6">變化</text:span><text:span text:style-name="T19"> =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6">假定，</text:span><text:span text:style-name="T19">時間</text:span><text:span text:style-name="T6">變化 不等於 </text:span><text:span text:style-name="T15">0</text:span><text:span text:style-name="T6">。</text:span></text:p>
                              <text:list>
                                <text:list-item>
                                  <text:p text:style-name="P17"><text:span text:style-name="T182">動量</text:span><text:span text:style-name="T6">變化</text:span><text:span text:style-name="T19"> = 0</text:span><text:span text:style-name="T6">。</text:span></text:p>
                                </text:list-item>
                              </text:list>
                            </text:list-item>
                            <text:list-item>
                              <text:p text:style-name="P9"><text:span text:style-name="T6">假定，</text:span><text:span text:style-name="T19">時間</text:span><text:span text:style-name="T6">變化 = </text:span><text:span text:style-name="T15">0</text:span><text:span text:style-name="T6">。</text:span></text:p>
                              <text:list>
                                <text:list-item>
                                  <text:p text:style-name="P17"><text:span text:style-name="T182">動量</text:span><text:span text:style-name="T6">變化</text:span><text:span text:style-name="T19"> 有機率等於 0</text:span><text:span text:style-name="T6">。</text:span></text:p>
                                </text:list-item>
                                <text:list-item>
                                  <text:p text:style-name="P17"><text:span text:style-name="T182">動量</text:span><text:span text:style-name="T6">變化</text:span><text:span text:style-name="T19"> 有機率不等於 0</text:span><text:span text:style-name="T6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6">已知，</text:span><text:span text:style-name="T2">P * t = </text:span><text:span text:style-name="T182">動量</text:span><text:span text:style-name="T2">時間</text:span><text:span text:style-name="T6"> = </text:span><text:span text:style-name="T2">m * S</text:span><text:span text:style-name="T6">。</text:span></text:p>
                      <text:list>
                        <text:list-item>
                          <text:p text:style-name="P21"><text:span text:style-name="T6">t 是 </text:span><text:span text:style-name="T182">動量</text:span><text:span text:style-name="T6">域的 時間</text:span><text:span text:style-name="T113">（、位移量）</text:span><text:span text:style-name="T6">。</text:span></text:p>
                        </text:list-item>
                        <text:list-item>
                          <text:p text:style-name="P20"><text:span text:style-name="T6">S 是 空間域的 位移量</text:span><text:span text:style-name="T113">（、時間）</text:span><text:span text:style-name="T6">。</text:span></text:p>
                        </text:list-item>
                      </text:list>
                    </text:list-item>
                    <text:list-item>
                      <text:p text:style-name="P36"><text:span text:style-name="T139">假定，某一特定波 是 一條（週期 </text:span><text:span text:style-name="T141">是 </text:span><text:span text:style-name="T139">Ｔ秒 的）曲線</text:span><text:span text:style-name="T23">。</text:span></text:p>
                      <text:list>
                        <text:list-item>
                          <text:p text:style-name="P36"><text:span text:style-name="T23">已知，</text:span><text:span text:style-name="T93">P * t = </text:span><text:span text:style-name="T23">動量</text:span><text:span text:style-name="T93">時間</text:span><text:span text:style-name="T23"> = </text:span><text:span text:style-name="T93">m * S</text:span><text:span text:style-name="T139">。</text:span></text:p>
                          <text:list>
                            <text:list-item>
                              <text:p text:style-name="P38"><text:span text:style-name="T93">P</text:span><text:span text:style-name="T91"> </text:span><text:span text:style-name="T104">↔</text:span><text:span text:style-name="T139">（線速</text:span><text:span text:style-name="T90">度</text:span><text:span text:style-name="T93"> * </text:span><text:span text:style-name="T23">質量</text:span><text:span text:style-name="T139">）。</text:span></text:p>
                            </text:list-item>
                            <text:list-item>
                              <text:p text:style-name="P37"><text:span text:style-name="T93">t</text:span><text:span text:style-name="T91"> </text:span><text:span text:style-name="T104">↔</text:span><text:span text:style-name="T93"> </text:span><text:span text:style-name="T94">T</text:span><text:span text:style-name="T139">。</text:span></text:p>
                            </text:list-item>
                            <text:list-item>
                              <text:p text:style-name="P38"><text:span text:style-name="T93">m</text:span><text:span text:style-name="T91"> </text:span><text:span text:style-name="T104">↔</text:span><text:span text:style-name="T93"> </text:span><text:span text:style-name="T23">質量</text:span><text:span text:style-name="T139">。</text:span></text:p>
                            </text:list-item>
                            <text:list-item>
                              <text:p text:style-name="P22"><text:span text:style-name="T5">S</text:span><text:span text:style-name="T101"> </text:span><text:span text:style-name="T104">↔</text:span><text:span text:style-name="T5"> </text:span><text:span text:style-name="T195">宗速運動路徑長</text:span><text:span text:style-name="T6">。</text:span></text:p>
                            </text:list-item>
                            <text:list-item>
                              <text:p text:style-name="P86"><text:span text:style-name="T192">（</text:span><text:span text:style-name="T193">相關描述在 </text:span><text:span text:style-name="T194">能量、儲量</text:span><text:span text:style-name="T193"> 文件群的 </text:span><text:span text:style-name="T194">宗速</text:span><text:span text:style-name="T193"> 的 </text:span><text:span text:style-name="T194">該波的 振幅、前進速度、宗速運動頻率</text:span><text:span text:style-name="T192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123">光速、</text:span><text:span text:style-name="T23">能量、動量、波長</text:span><text:span text:style-name="T123">。</text:span></text:p>
              <text:list>
                <text:list-item>
                  <text:p text:style-name="P48"><text:span text:style-name="T123">光速</text:span><text:span text:style-name="T23"> = 頻率 * 波長</text:span><text:span text:style-name="T123">。</text:span></text:p>
                  <text:list>
                    <text:list-item>
                      <text:p text:style-name="P48"><text:span text:style-name="T23">波長 = 光速 / 頻率</text:span><text:span text:style-name="T123">。</text:span></text:p>
                      <text:list>
                        <text:list-item>
                          <text:p text:style-name="P70"><text:span text:style-name="T123">假定 相同的、單位的 振幅，</text:span><text:span text:style-name="T182">波長 = 光速 / 宗速運動頻率</text:span><text:span text:style-name="T123">。</text:span></text:p>
                          <text:list>
                            <text:list-item>
                              <text:p text:style-name="P71"><text:span text:style-name="T123">宗速運動頻率 越高 →</text:span><text:span text:style-name="T174"> </text:span><text:span text:style-name="T172">公轉頻率 越高 →</text:span><text:span text:style-name="T173"> </text:span><text:span text:style-name="T123">電磁波的 能量 越強。</text:span></text:p>
                              <text:list>
                                <text:list-item>
                                  <text:p text:style-name="P87"><text:span text:style-name="T123">（</text:span><text:span text:style-name="T175">宗速運動頻率、</text:span><text:span text:style-name="T172">公轉頻率 的 相關描述在 </text:span><text:span text:style-name="T144">能量、儲量</text:span><text:span text:style-name="T172">文件群的 </text:span><text:span text:style-name="T144">光電效應</text:span><text:span text:style-name="T123">）</text:span></text:p>
                                </text:list-item>
                              </text:list>
                            </text:list-item>
                            <text:list-item>
                              <text:p text:style-name="P52"><text:span text:style-name="T23">波長 = 光速 / 宗速運動頻率。</text:span></text:p>
                              <text:list>
                                <text:list-item>
                                  <text:p text:style-name="P52"><text:span text:style-name="T23">沒有考慮到，不同的 電磁個體 有機率有 不同的 帶電量、吸引力。</text:span></text:p>
                                  <text:list>
                                    <text:list-item>
                                      <text:p text:style-name="P52"><text:span text:style-name="T23">明顯例子，沒有考慮到，不同的 恆星 有機率有 不同的 質量、萬有引力。</text:span></text:p>
                                    </text:list-item>
                                    <text:list-item>
                                      <text:p text:style-name="P53"><text:span text:style-name="T23">明顯例子，沒有考慮到，不同的星系 有機率有 不同的 恆星、行星 分佈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4"><text:span text:style-name="T183">振幅、</text:span><text:span text:style-name="T23">波長、宗速運動頻率</text:span><text:span text:style-name="T183">。</text:span></text:p>
                              <text:list>
                                <text:list-item>
                                  <text:p text:style-name="P54"><text:span text:style-name="T183">振幅 越大，(</text:span><text:span text:style-name="T23">波長 * 宗速運動頻率) 越小。</text:span></text:p>
                                </text:list-item>
                                <text:list-item>
                                  <text:p text:style-name="P54"><text:span text:style-name="T23">波長</text:span><text:span text:style-name="T183"> 越大，(振幅 </text:span><text:span text:style-name="T23">* 宗速運動頻率) 越小。</text:span></text:p>
                                </text:list-item>
                                <text:list-item>
                                  <text:p text:style-name="P54"><text:span text:style-name="T23">宗速運動頻率</text:span><text:span text:style-name="T183"> 越大，(振幅 * </text:span><text:span text:style-name="T23">波長) 越小。</text:span></text:p>
                                  <text:list>
                                    <text:list-item>
                                      <text:p text:style-name="P54"><text:span text:style-name="T23">公轉頻率 越高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<text:span text:style-name="T23">假定 相同的 光速振動頻率，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8"><text:span text:style-name="T23">能量 = 頻率 * 普朗克常數 = 質量 * </text:span><text:span text:style-name="T184">(</text:span><text:span text:style-name="T23">光速</text:span><text:span text:style-name="T184">)</text:span><text:span text:style-name="T109">2</text:span><text:span text:style-name="T123">。</text:span></text:p>
                </text:list-item>
                <text:list-item>
                  <text:p text:style-name="P49"><text:span text:style-name="T23">動量 = 質量 * 速度 = 質量 * 光速</text:span><text:span text:style-name="T123">。</text:span></text:p>
                </text:list-item>
                <text:list-item>
                  <text:p text:style-name="P50"><text:span text:style-name="T23">波長 = 普朗克常數</text:span><text:span text:style-name="T88"> / </text:span><text:span text:style-name="T23">動量 = 普朗克常數</text:span><text:span text:style-name="T88"> /</text:span><text:span text:style-name="T89">（</text:span><text:span text:style-name="T23">質量 * 速</text:span><text:span text:style-name="T23">度</text:span><text:span text:style-name="T89">）</text:span><text:span text:style-name="T123">。</text:span></text:p>
                </text:list-item>
              </text:list>
            </text:list-item>
            <text:list-item>
              <text:p text:style-name="P47">明顯例子。</text:p>
              <text:list>
                <text:list-item>
                  <text:p text:style-name="P47">假定，杯子 有 水。</text:p>
                  <text:list>
                    <text:list-item>
                      <text:p text:style-name="P47">假定，某一特定個體 搖動 杯子。</text:p>
                    </text:list-item>
                    <text:list-item>
                      <text:p text:style-name="P47">杯子的 水 在 晃動、暫態、變化。</text:p>
                      <text:list>
                        <text:list-item>
                          <text:p text:style-name="P47">水的 位能、動能 在 交互變化。</text:p>
                        </text:list-item>
                      </text:list>
                    </text:list-item>
                    <text:list-item>
                      <text:p text:style-name="P47">假定，有 摩擦力。</text:p>
                      <text:list>
                        <text:list-item>
                          <text:p text:style-name="P47">變化 逐漸 趨緩。</text:p>
                        </text:list-item>
                        <text:list-item>
                          <text:p text:style-name="P47">直到 平穩、穩態。</text:p>
                        </text:list-item>
                        <text:list-item>
                          <text:p text:style-name="P24"><text:span text:style-name="T6">動能</text:span><text:span text:style-name="T22"> </text:span><text:span text:style-name="T103">↔</text:span><text:span text:style-name="T22"> P、</text:span><text:span text:style-name="T182">動量</text:span><text:span text:style-name="T6">。</text:span></text:p>
                          <text:list>
                            <text:list-item>
                              <text:p text:style-name="P23"><text:span text:style-name="T6">位能</text:span><text:span text:style-name="T22"> </text:span><text:span text:style-name="T103">↔</text:span><text:span text:style-name="T22"> </text:span><text:span text:style-name="T17">t、時間</text:span><text:span text:style-name="T6">。</text:span></text:p>
                              <text:list>
                                <text:list-item>
                                  <text:p text:style-name="P23"><text:span text:style-name="T6">假定，時間速度、時間位移量、時間變化量 &gt; </text:span><text:span text:style-name="T17">0</text:span><text:span text:style-name="T6">。</text:span></text:p>
                                  <text:list>
                                    <text:list-item>
                                      <text:p text:style-name="P47">人類（等效於）產生 記憶。</text:p>
                                    </text:list-item>
                                    <text:list-item>
                                      <text:p text:style-name="P47">人類 有機率 不知道、感測不到 時間變快。</text:p>
                                    </text:list-item>
                                    <text:list-item>
                                      <text:p text:style-name="P47">人類 有機率認定，時間 在 穩定、穩態 增加。</text:p>
                                    </text:list-item>
                                  </text:list>
                                </text:list-item>
                                <text:list-item>
                                  <text:p text:style-name="P47">假定，時間速度、時間位移量、時間變化量 = 0。</text:p>
                                  <text:list>
                                    <text:list-item>
                                      <text:p text:style-name="P47">人類（等效於）暫停、時間暫停。</text:p>
                                    </text:list-item>
                                    <text:list-item>
                                      <text:p text:style-name="P47">人類 有機率 不知道、感測不到 時間暫停。</text:p>
                                    </text:list-item>
                                  </text:list>
                                </text:list-item>
                                <text:list-item>
                                  <text:p text:style-name="P47">假定，時間速度、時間位移量、時間變化量 &lt; 0。</text:p>
                                  <text:list>
                                    <text:list-item>
                                      <text:p text:style-name="P47">人類（等效於）忘掉 記憶。</text:p>
                                    </text:list-item>
                                    <text:list-item>
                                      <text:p text:style-name="P47">人類（仍然）有機率 殘留、回想起（部分的）記憶。</text:p>
                                      <text:list>
                                        <text:list-item>
                                          <text:p text:style-name="P85"><text:span text:style-name="T6">抽象例子，</text:span><text:span text:style-name="T110">空間（本身）的 加速度 超越 光速 的時候，出現的 現象</text:span><text:span text:style-name="T6">。</text:span></text:p>
                                          <text:list>
                                            <text:list-item>
                                              <text:p text:style-name="P85"><text:span text:style-name="T6">（相關描述 在 </text:span><text:span text:style-name="T18">_</text:span><text:span text:style-name="T6"> 文件群的 </text:span><text:span text:style-name="T18">超光速</text:span><text:span text:style-name="T6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7">人類 有機率 不知道、感測不到 時間變慢。</text:p>
                                    </text:list-item>
                                    <text:list-item>
                                      <text:p text:style-name="P47">人類 有機率發現 記憶的 跳痛感、不連續感。</text:p>
                                      <text:list>
                                        <text:list-item>
                                          <text:p text:style-name="P47">抽象例子，曼德拉效應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7">宗疊個體、意識層個體 有機率（仍然）保有 記憶。</text:p>
                                      <text:list>
                                        <text:list-item>
                                          <text:p text:style-name="P47">宗疊個體、意識層個體 有機率傳遞 記憶 給 人類。</text:p>
                                        </text:list-item>
                                        <text:list-item>
                                          <text:p text:style-name="P47">宗疊個體、意識層個體 有機率，讓、使得 人類 回想起 該記憶。</text:p>
                                          <text:list>
                                            <text:list-item>
                                              <text:p text:style-name="P47">抽象例子，（人類 認定的）既視感、超直覺、預知未來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7">宗疊個體、意識層個體 有機率使用 該記憶、該經驗，幫助 人類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<text:span text:style-name="T6">水</text:span><text:span text:style-name="T22"> </text:span><text:span text:style-name="T103">↔</text:span><text:span text:style-name="T22"> 宇宙胞</text:span><text:span text:style-name="T6">。</text:span></text:p>
                          <text:list>
                            <text:list-item>
                              <text:p text:style-name="P47">杯子 有機率觀測 水。</text:p>
                            </text:list-item>
                            <text:list-item>
                              <text:p text:style-name="P47">該個體 有機率觀測 水。</text:p>
                              <text:list>
                                <text:list-item>
                                  <text:p text:style-name="P47">該個體 有機率能夠 干涉、交互作用 水。</text:p>
                                  <text:list>
                                    <text:list-item>
                                      <text:p text:style-name="P47">該個體 有機率能夠 改變 時間速度、時間位移量、時間變化量。</text:p>
                                    </text:list-item>
                                  </text:list>
                                </text:list-item>
                                <text:list-item>
                                  <text:p text:style-name="P47">假定，（水 的）位能速度、位能位移量、位能變化量 &lt; 0。</text:p>
                                  <text:list>
                                    <text:list-item>
                                      <text:p text:style-name="P47">杯子（仍然）保有 記憶。</text:p>
                                    </text:list-item>
                                    <text:list-item>
                                      <text:p text:style-name="P48"><text:span text:style-name="T123">該個體（仍然）保有 記憶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5T00:15:23.328000000</dc:date>
    <meta:editing-duration>P20DT18H32M57S</meta:editing-duration>
    <meta:editing-cycles>13781</meta:editing-cycles>
    <meta:document-statistic meta:table-count="0" meta:image-count="0" meta:object-count="0" meta:page-count="1" meta:paragraph-count="500" meta:word-count="9482" meta:character-count="11915" meta:non-whitespace-character-count="10551"/>
  </office:meta>
</office:document-meta>
</file>